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style:font-name="Trebuchet MS" style:font-name-asian="Trebuchet MS" style:font-name-complex="Trebuchet MS" fo:font-size="10pt" style:font-size-asian="10pt" style:font-size-complex="10pt"/>
    </style:style>
    <style:style style:name="ce4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FF0"/>
      <style:text-properties style:font-name="Trebuchet MS" style:font-name-asian="Trebuchet MS" style:font-name-complex="Trebuchet MS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DAF2D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AF2D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DAE9F8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880E0"/>
      <style:text-properties style:font-name="Trebuchet MS" style:font-name-asian="Trebuchet MS" style:font-name-complex="Trebuchet M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66C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CCFFCC"/>
      <style:text-properties style:font-name="Trebuchet MS" style:font-name-asian="Trebuchet MS" style:font-name-complex="Trebuchet M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CC99"/>
      <style:text-properties style:font-name="Trebuchet MS" style:font-name-asian="Trebuchet MS" style:font-name-complex="Trebuchet MS" fo:font-size="10pt" style:font-size-asian="10pt" style:font-size-complex="10pt"/>
    </style:style>
    <style:style style:name="ce13" style:family="table-cell" style:parent-style-name="Default" style:data-style-name="N3">
      <style:table-cell-properties fo:background-color="#FFCC99"/>
      <style:text-properties style:font-name="Trebuchet MS" style:font-name-asian="Trebuchet MS" style:font-name-complex="Trebuchet MS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BF8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0FFF0"/>
      <style:text-properties style:font-name="Trebuchet MS" style:font-name-asian="Trebuchet MS" style:font-name-complex="Trebuchet MS" fo:font-size="10pt" style:font-size-asian="10pt" style:font-size-complex="10pt"/>
    </style:style>
    <style:style style:name="ce16" style:family="table-cell" style:parent-style-name="Default" style:data-style-name="N2">
      <style:table-cell-properties fo:background-color="#DAF2D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">
      <style:table-cell-properties fo:background-color="#F0FFF0"/>
      <style:text-properties style:font-name="Trebuchet MS" style:font-name-asian="Trebuchet MS" style:font-name-complex="Trebuchet MS" fo:font-size="10pt" style:font-size-asian="10pt" style:font-size-complex="10pt"/>
    </style:style>
    <style:style style:name="ce18" style:family="table-cell" style:parent-style-name="Default" style:data-style-name="N3">
      <style:table-cell-properties fo:background-color="#DAF2D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">
      <style:table-cell-properties fo:background-color="#DAE9F8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">
      <style:table-cell-properties fo:background-color="#F880E0"/>
      <style:text-properties style:font-name="Trebuchet MS" style:font-name-asian="Trebuchet MS" style:font-name-complex="Trebuchet MS" fo:font-size="10pt" style:font-size-asian="10pt" style:font-size-complex="10pt"/>
    </style:style>
    <style:style style:name="ce21" style:family="table-cell" style:parent-style-name="Default" style:data-style-name="N3">
      <style:table-cell-properties fo:background-color="#FF66C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#CCFFCC"/>
      <style:text-properties style:font-name="Trebuchet MS" style:font-name-asian="Trebuchet MS" style:font-name-complex="Trebuchet MS" fo:font-size="10pt" style:font-size-asian="10pt" style:font-size-complex="10pt"/>
    </style:style>
    <style:style style:name="ce23" style:family="table-cell" style:parent-style-name="Default" style:data-style-name="N3">
      <style:table-cell-properties fo:background-color="#FFBF8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DFDFFF"/>
      <style:text-properties style:font-name="Trebuchet MS" style:font-name-asian="Trebuchet MS" style:font-name-complex="Trebuchet MS" fo:font-size="10pt" style:font-size-asian="10pt" style:font-size-complex="10pt"/>
    </style:style>
    <style:style style:name="ce25" style:family="table-cell" style:parent-style-name="Default" style:data-style-name="N2">
      <style:table-cell-properties fo:background-color="#DAE9F8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F880E0"/>
      <style:text-properties style:font-name="Trebuchet MS" style:font-name-asian="Trebuchet MS" style:font-name-complex="Trebuchet MS" fo:font-size="10pt" style:font-size-asian="10pt" style:font-size-complex="10pt"/>
    </style:style>
    <style:style style:name="ce27" style:family="table-cell" style:parent-style-name="Default" style:data-style-name="N2">
      <style:table-cell-properties fo:background-color="#FF66C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CCFFCC"/>
      <style:text-properties style:font-name="Trebuchet MS" style:font-name-asian="Trebuchet MS" style:font-name-complex="Trebuchet MS" fo:font-size="10pt" style:font-size-asian="10pt" style:font-size-complex="10pt"/>
    </style:style>
    <style:style style:name="ce29" style:family="table-cell" style:parent-style-name="Default" style:data-style-name="N2">
      <style:table-cell-properties fo:background-color="#FFCC99"/>
      <style:text-properties style:font-name="Trebuchet MS" style:font-name-asian="Trebuchet MS" style:font-name-complex="Trebuchet MS" fo:font-size="10pt" style:font-size-asian="10pt" style:font-size-complex="10pt"/>
    </style:style>
    <style:style style:name="ce30" style:family="table-cell" style:parent-style-name="Default" style:data-style-name="N2">
      <style:table-cell-properties fo:background-color="#FFBF8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0F0"/>
      <style:text-properties style:font-name="Trebuchet MS" style:font-name-asian="Trebuchet MS" style:font-name-complex="Trebuchet MS" fo:font-size="10pt" style:font-size-asian="10pt" style:font-size-complex="10pt"/>
    </style:style>
    <style:style style:name="ce32" style:family="table-cell" style:parent-style-name="Default" style:data-style-name="N3">
      <style:table-cell-properties fo:background-color="#FFF0F0"/>
      <style:text-properties style:font-name="Trebuchet MS" style:font-name-asian="Trebuchet MS" style:font-name-complex="Trebuchet MS" fo:font-size="10pt" style:font-size-asian="10pt" style:font-size-complex="10pt"/>
    </style:style>
    <style:style style:name="ce33" style:family="table-cell" style:parent-style-name="Default" style:data-style-name="N2">
      <style:table-cell-properties fo:background-color="#FFF0F0"/>
      <style:text-properties style:font-name="Trebuchet MS" style:font-name-asian="Trebuchet MS" style:font-name-complex="Trebuchet MS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E0E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E0E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ackground-color="#FFE0E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FFE0E0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E8E0FF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3">
      <style:table-cell-properties fo:background-color="#E8E0FF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2">
      <style:table-cell-properties fo:background-color="#E8E0FF"/>
      <style:text-properties style:font-name="Trebuchet MS" style:font-name-asian="Trebuchet MS" style:font-name-complex="Trebuchet MS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E0F0FF"/>
      <style:text-properties style:font-name="Trebuchet MS" style:font-name-asian="Trebuchet MS" style:font-name-complex="Trebuchet MS" fo:font-size="10pt" style:font-size-asian="10pt" style:font-size-complex="10pt"/>
    </style:style>
    <style:style style:name="ce42" style:family="table-cell" style:parent-style-name="Default" style:data-style-name="N3">
      <style:table-cell-properties fo:background-color="#E0F0FF"/>
      <style:text-properties style:font-name="Trebuchet MS" style:font-name-asian="Trebuchet MS" style:font-name-complex="Trebuchet MS" fo:font-size="10pt" style:font-size-asian="10pt" style:font-size-complex="10pt"/>
    </style:style>
    <style:style style:name="ce43" style:family="table-cell" style:parent-style-name="Default" style:data-style-name="N2">
      <style:table-cell-properties fo:background-color="#E0F0FF"/>
      <style:text-properties style:font-name="Trebuchet MS" style:font-name-asian="Trebuchet MS" style:font-name-complex="Trebuchet M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0D7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ackground-color="#C0D7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2">
      <style:table-cell-properties fo:background-color="#C0D7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90C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">
      <style:table-cell-properties fo:background-color="#90C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90C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B0D0FF"/>
      <style:text-properties style:font-name="Trebuchet MS" style:font-name-asian="Trebuchet MS" style:font-name-complex="Trebuchet MS" fo:font-size="10pt" style:font-size-asian="10pt" style:font-size-complex="10pt"/>
    </style:style>
    <style:style style:name="ce51" style:family="table-cell" style:parent-style-name="Default" style:data-style-name="N3">
      <style:table-cell-properties fo:background-color="#B0D0FF"/>
      <style:text-properties style:font-name="Trebuchet MS" style:font-name-asian="Trebuchet MS" style:font-name-complex="Trebuchet MS" fo:font-size="10pt" style:font-size-asian="10pt" style:font-size-complex="10pt"/>
    </style:style>
    <style:style style:name="ce52" style:family="table-cell" style:parent-style-name="Default" style:data-style-name="N2">
      <style:table-cell-properties fo:background-color="#B0D0FF"/>
      <style:text-properties style:font-name="Trebuchet MS" style:font-name-asian="Trebuchet MS" style:font-name-complex="Trebuchet MS"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D0B0FF"/>
      <style:text-properties style:font-name="Trebuchet MS" style:font-name-asian="Trebuchet MS" style:font-name-complex="Trebuchet MS" fo:font-size="10pt" style:font-size-asian="10pt" style:font-size-complex="10pt"/>
    </style:style>
    <style:style style:name="ce54" style:family="table-cell" style:parent-style-name="Default" style:data-style-name="N3">
      <style:table-cell-properties fo:background-color="#D0B0FF"/>
      <style:text-properties style:font-name="Trebuchet MS" style:font-name-asian="Trebuchet MS" style:font-name-complex="Trebuchet MS" fo:font-size="10pt" style:font-size-asian="10pt" style:font-size-complex="10pt"/>
    </style:style>
    <style:style style:name="ce55" style:family="table-cell" style:parent-style-name="Default" style:data-style-name="N2">
      <style:table-cell-properties fo:background-color="#D0B0FF"/>
      <style:text-properties style:font-name="Trebuchet MS" style:font-name-asian="Trebuchet MS" style:font-name-complex="Trebuchet MS"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C09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">
      <style:table-cell-properties fo:background-color="#C09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090FF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59" style:family="table-cell" style:parent-style-name="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5.55625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4.1275cm" style:use-optimal-column-width="true"/>
    </style:style>
    <style:style style:name="co6" style:family="table-column">
      <style:table-column-properties fo:break-before="auto" style:column-width="3.28083333333333cm" style:use-optimal-column-width="true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erInCompaniesVienn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office:value-type="string" table:style-name="ce4">
            <text:p>Austria European Union</text:p>
          </table:table-cell>
          <table:table-cell office:value-type="string" table:style-name="ce59">
            <text:p><text:a xlink:href="https://www.wko.at/statistik/bezirksdaten/arbeitsstaetten-2023.pdf">https://www.wko.at/statistik/bezirksdaten/arbeitsstaetten-2023.pdf</text:a></text:p>
          </table:table-cell>
          <table:table-cell table:number-columns-repeated="16382" table:style-name="ce4"/>
        </table:table-row>
        <table:table-row table:style-name="ro2">
          <table:table-cell office:value-type="string" table:style-name="ce2">
            <text:p>federal state</text:p>
          </table:table-cell>
          <table:table-cell office:value-type="string" table:style-name="ce2">
            <text:p>political district</text:p>
          </table:table-cell>
          <table:table-cell office:value-type="string" table:style-name="ce2">
            <text:p>companies</text:p>
          </table:table-cell>
          <table:table-cell office:value-type="string" table:style-name="ce2">
            <text:p>Workplaces</text:p>
          </table:table-cell>
          <table:table-cell office:value-type="string" table:style-name="ce2">
            <text:p>employees &amp; workers</text:p>
          </table:table-cell>
          <table:table-cell office:value-type="string" table:style-name="ce3">
            <text:p>per company</text:p>
          </table:table-cell>
          <table:table-cell office:value-type="string" table:style-name="ce3">
            <text:p>per workplace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. Bezirk</text:p>
          </table:table-cell>
          <table:table-cell office:value-type="float" office:value="12025" table:style-name="ce17">
            <text:p>12.025</text:p>
          </table:table-cell>
          <table:table-cell office:value-type="float" office:value="13513" table:style-name="ce17">
            <text:p>13.513</text:p>
          </table:table-cell>
          <table:table-cell office:value-type="float" office:value="135488" table:style-name="ce17">
            <text:p>135.488</text:p>
          </table:table-cell>
          <table:table-cell office:value-type="float" office:value="11.267193347193347" table:formula="of:=[.E3]/[.C3]" table:style-name="ce15">
            <text:p>11,27</text:p>
          </table:table-cell>
          <table:table-cell office:value-type="float" office:value="10.026493006734256" table:formula="of:=[.E3]/[.D3]" table:style-name="ce15">
            <text:p>10,0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2. Bezirk</text:p>
          </table:table-cell>
          <table:table-cell office:value-type="float" office:value="9146" table:style-name="ce17">
            <text:p>9.146</text:p>
          </table:table-cell>
          <table:table-cell office:value-type="float" office:value="10133" table:style-name="ce17">
            <text:p>10.133</text:p>
          </table:table-cell>
          <table:table-cell office:value-type="float" office:value="96543" table:style-name="ce17">
            <text:p>96.543</text:p>
          </table:table-cell>
          <table:table-cell office:value-type="float" office:value="10.555762081784387" table:formula="of:=[.E4]/[.C4]" table:style-name="ce15">
            <text:p>10,56</text:p>
          </table:table-cell>
          <table:table-cell office:value-type="float" office:value="9.5275831441823744" table:formula="of:=[.E4]/[.D4]" table:style-name="ce15">
            <text:p>9,5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3. Bezirk</text:p>
          </table:table-cell>
          <table:table-cell office:value-type="float" office:value="10905" table:style-name="ce17">
            <text:p>10.905</text:p>
          </table:table-cell>
          <table:table-cell office:value-type="float" office:value="12057" table:style-name="ce17">
            <text:p>12.057</text:p>
          </table:table-cell>
          <table:table-cell office:value-type="float" office:value="135277" table:style-name="ce17">
            <text:p>135.277</text:p>
          </table:table-cell>
          <table:table-cell office:value-type="float" office:value="12.405043558000918" table:formula="of:=[.E5]/[.C5]" table:style-name="ce15">
            <text:p>12,41</text:p>
          </table:table-cell>
          <table:table-cell office:value-type="float" office:value="11.219789333996848" table:formula="of:=[.E5]/[.D5]" table:style-name="ce15">
            <text:p>11,2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4. Bezirk</text:p>
          </table:table-cell>
          <table:table-cell office:value-type="float" office:value="5589" table:style-name="ce17">
            <text:p>5.589</text:p>
          </table:table-cell>
          <table:table-cell office:value-type="float" office:value="5985" table:style-name="ce17">
            <text:p>5.985</text:p>
          </table:table-cell>
          <table:table-cell office:value-type="float" office:value="32442" table:style-name="ce17">
            <text:p>32.442</text:p>
          </table:table-cell>
          <table:table-cell office:value-type="float" office:value="5.8046162104133119" table:formula="of:=[.E6]/[.C6]" table:style-name="ce15">
            <text:p>5,80</text:p>
          </table:table-cell>
          <table:table-cell office:value-type="float" office:value="5.420551378446115" table:formula="of:=[.E6]/[.D6]" table:style-name="ce15">
            <text:p>5,4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5. Bezirk</text:p>
          </table:table-cell>
          <table:table-cell office:value-type="float" office:value="5102" table:style-name="ce17">
            <text:p>5.102</text:p>
          </table:table-cell>
          <table:table-cell office:value-type="float" office:value="5516" table:style-name="ce17">
            <text:p>5.516</text:p>
          </table:table-cell>
          <table:table-cell office:value-type="float" office:value="23212" table:style-name="ce17">
            <text:p>23.212</text:p>
          </table:table-cell>
          <table:table-cell office:value-type="float" office:value="4.5495883967071737" table:formula="of:=[.E7]/[.C7]" table:style-name="ce15">
            <text:p>4,55</text:p>
          </table:table-cell>
          <table:table-cell office:value-type="float" office:value="4.2081218274111674" table:formula="of:=[.E7]/[.D7]" table:style-name="ce15">
            <text:p>4,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6. Bezirk</text:p>
          </table:table-cell>
          <table:table-cell office:value-type="float" office:value="5334" table:style-name="ce17">
            <text:p>5.334</text:p>
          </table:table-cell>
          <table:table-cell office:value-type="float" office:value="5809" table:style-name="ce17">
            <text:p>5.809</text:p>
          </table:table-cell>
          <table:table-cell office:value-type="float" office:value="31107" table:style-name="ce17">
            <text:p>31.107</text:p>
          </table:table-cell>
          <table:table-cell office:value-type="float" office:value="5.8318335208098988" table:formula="of:=[.E8]/[.C8]" table:style-name="ce15">
            <text:p>5,83</text:p>
          </table:table-cell>
          <table:table-cell office:value-type="float" office:value="5.3549664313995526" table:formula="of:=[.E8]/[.D8]" table:style-name="ce15">
            <text:p>5,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7. Bezirk</text:p>
          </table:table-cell>
          <table:table-cell office:value-type="float" office:value="6249" table:style-name="ce17">
            <text:p>6.249</text:p>
          </table:table-cell>
          <table:table-cell office:value-type="float" office:value="6770" table:style-name="ce17">
            <text:p>6.770</text:p>
          </table:table-cell>
          <table:table-cell office:value-type="float" office:value="35811" table:style-name="ce17">
            <text:p>35.811</text:p>
          </table:table-cell>
          <table:table-cell office:value-type="float" office:value="5.7306769083053286" table:formula="of:=[.E9]/[.C9]" table:style-name="ce15">
            <text:p>5,73</text:p>
          </table:table-cell>
          <table:table-cell office:value-type="float" office:value="5.2896602658788776" table:formula="of:=[.E9]/[.D9]" table:style-name="ce15">
            <text:p>5,2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8. Bezirk</text:p>
          </table:table-cell>
          <table:table-cell office:value-type="float" office:value="3872" table:style-name="ce17">
            <text:p>3.872</text:p>
          </table:table-cell>
          <table:table-cell office:value-type="float" office:value="4181" table:style-name="ce17">
            <text:p>4.181</text:p>
          </table:table-cell>
          <table:table-cell office:value-type="float" office:value="18788" table:style-name="ce17">
            <text:p>18.788</text:p>
          </table:table-cell>
          <table:table-cell office:value-type="float" office:value="4.8522727272727275" table:formula="of:=[.E10]/[.C10]" table:style-name="ce15">
            <text:p>4,85</text:p>
          </table:table-cell>
          <table:table-cell office:value-type="float" office:value="4.4936618033963169" table:formula="of:=[.E10]/[.D10]" table:style-name="ce15">
            <text:p>4,4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9. Bezirk</text:p>
          </table:table-cell>
          <table:table-cell office:value-type="float" office:value="6037" table:style-name="ce17">
            <text:p>6.037</text:p>
          </table:table-cell>
          <table:table-cell office:value-type="float" office:value="6725" table:style-name="ce17">
            <text:p>6.725</text:p>
          </table:table-cell>
          <table:table-cell office:value-type="float" office:value="53317" table:style-name="ce17">
            <text:p>53.317</text:p>
          </table:table-cell>
          <table:table-cell office:value-type="float" office:value="8.8317044889845953" table:formula="of:=[.E11]/[.C11]" table:style-name="ce15">
            <text:p>8,83</text:p>
          </table:table-cell>
          <table:table-cell office:value-type="float" office:value="7.9281784386617105" table:formula="of:=[.E11]/[.D11]" table:style-name="ce15">
            <text:p>7,9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0. Bezirk</text:p>
          </table:table-cell>
          <table:table-cell office:value-type="float" office:value="9599" table:style-name="ce17">
            <text:p>9.599</text:p>
          </table:table-cell>
          <table:table-cell office:value-type="float" office:value="10886" table:style-name="ce17">
            <text:p>10.886</text:p>
          </table:table-cell>
          <table:table-cell office:value-type="float" office:value="101822" table:style-name="ce17">
            <text:p>101.822</text:p>
          </table:table-cell>
          <table:table-cell office:value-type="float" office:value="10.607563287842483" table:formula="of:=[.E12]/[.C12]" table:style-name="ce15">
            <text:p>10,61</text:p>
          </table:table-cell>
          <table:table-cell office:value-type="float" office:value="9.3534815359176928" table:formula="of:=[.E12]/[.D12]" table:style-name="ce15">
            <text:p>9,3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1. Bezirk</text:p>
          </table:table-cell>
          <table:table-cell office:value-type="float" office:value="4219" table:style-name="ce17">
            <text:p>4.219</text:p>
          </table:table-cell>
          <table:table-cell office:value-type="float" office:value="4957" table:style-name="ce17">
            <text:p>4.957</text:p>
          </table:table-cell>
          <table:table-cell office:value-type="float" office:value="43048" table:style-name="ce17">
            <text:p>43.048</text:p>
          </table:table-cell>
          <table:table-cell office:value-type="float" office:value="10.203365726475468" table:formula="of:=[.E13]/[.C13]" table:style-name="ce15">
            <text:p>10,20</text:p>
          </table:table-cell>
          <table:table-cell office:value-type="float" office:value="8.6842848497074847" table:formula="of:=[.E13]/[.D13]" table:style-name="ce15">
            <text:p>8,6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2. Bezirk</text:p>
          </table:table-cell>
          <table:table-cell office:value-type="float" office:value="6937" table:style-name="ce17">
            <text:p>6.937</text:p>
          </table:table-cell>
          <table:table-cell office:value-type="float" office:value="7619" table:style-name="ce17">
            <text:p>7.619</text:p>
          </table:table-cell>
          <table:table-cell office:value-type="float" office:value="44884" table:style-name="ce17">
            <text:p>44.884</text:p>
          </table:table-cell>
          <table:table-cell office:value-type="float" office:value="6.4702320887991931" table:formula="of:=[.E14]/[.C14]" table:style-name="ce15">
            <text:p>6,47</text:p>
          </table:table-cell>
          <table:table-cell office:value-type="float" office:value="5.8910618191363699" table:formula="of:=[.E14]/[.D14]" table:style-name="ce15">
            <text:p>5,89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3. Bezirk</text:p>
          </table:table-cell>
          <table:table-cell office:value-type="float" office:value="5423" table:style-name="ce17">
            <text:p>5.423</text:p>
          </table:table-cell>
          <table:table-cell office:value-type="float" office:value="5901" table:style-name="ce17">
            <text:p>5.901</text:p>
          </table:table-cell>
          <table:table-cell office:value-type="float" office:value="27573" table:style-name="ce17">
            <text:p>27.573</text:p>
          </table:table-cell>
          <table:table-cell office:value-type="float" office:value="5.0844550986538817" table:formula="of:=[.E15]/[.C15]" table:style-name="ce15">
            <text:p>5,08</text:p>
          </table:table-cell>
          <table:table-cell office:value-type="float" office:value="4.672597864768683" table:formula="of:=[.E15]/[.D15]" table:style-name="ce15">
            <text:p>4,67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4. Bezirk</text:p>
          </table:table-cell>
          <table:table-cell office:value-type="float" office:value="6108" table:style-name="ce17">
            <text:p>6.108</text:p>
          </table:table-cell>
          <table:table-cell office:value-type="float" office:value="6739" table:style-name="ce17">
            <text:p>6.739</text:p>
          </table:table-cell>
          <table:table-cell office:value-type="float" office:value="30572" table:style-name="ce17">
            <text:p>30.572</text:p>
          </table:table-cell>
          <table:table-cell office:value-type="float" office:value="5.0052390307793058" table:formula="of:=[.E16]/[.C16]" table:style-name="ce15">
            <text:p>5,01</text:p>
          </table:table-cell>
          <table:table-cell office:value-type="float" office:value="4.5365781273185934" table:formula="of:=[.E16]/[.D16]" table:style-name="ce15">
            <text:p>4,5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5. Bezirk</text:p>
          </table:table-cell>
          <table:table-cell office:value-type="float" office:value="5646" table:style-name="ce17">
            <text:p>5.646</text:p>
          </table:table-cell>
          <table:table-cell office:value-type="float" office:value="6269" table:style-name="ce17">
            <text:p>6.269</text:p>
          </table:table-cell>
          <table:table-cell office:value-type="float" office:value="31480" table:style-name="ce17">
            <text:p>31.480</text:p>
          </table:table-cell>
          <table:table-cell office:value-type="float" office:value="5.5756287637265318" table:formula="of:=[.E17]/[.C17]" table:style-name="ce15">
            <text:p>5,58</text:p>
          </table:table-cell>
          <table:table-cell office:value-type="float" office:value="5.0215345350135587" table:formula="of:=[.E17]/[.D17]" table:style-name="ce15">
            <text:p>5,0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6. Bezirk</text:p>
          </table:table-cell>
          <table:table-cell office:value-type="float" office:value="6403" table:style-name="ce17">
            <text:p>6.403</text:p>
          </table:table-cell>
          <table:table-cell office:value-type="float" office:value="6995" table:style-name="ce17">
            <text:p>6.995</text:p>
          </table:table-cell>
          <table:table-cell office:value-type="float" office:value="30527" table:style-name="ce17">
            <text:p>30.527</text:p>
          </table:table-cell>
          <table:table-cell office:value-type="float" office:value="4.76760893331251" table:formula="of:=[.E18]/[.C18]" table:style-name="ce15">
            <text:p>4,77</text:p>
          </table:table-cell>
          <table:table-cell office:value-type="float" office:value="4.3641172265904213" table:formula="of:=[.E18]/[.D18]" table:style-name="ce15">
            <text:p>4,36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7. Bezirk</text:p>
          </table:table-cell>
          <table:table-cell office:value-type="float" office:value="4107" table:style-name="ce17">
            <text:p>4.107</text:p>
          </table:table-cell>
          <table:table-cell office:value-type="float" office:value="4422" table:style-name="ce17">
            <text:p>4.422</text:p>
          </table:table-cell>
          <table:table-cell office:value-type="float" office:value="15921" table:style-name="ce17">
            <text:p>15.921</text:p>
          </table:table-cell>
          <table:table-cell office:value-type="float" office:value="3.8765522279035793" table:formula="of:=[.E19]/[.C19]" table:style-name="ce15">
            <text:p>3,88</text:p>
          </table:table-cell>
          <table:table-cell office:value-type="float" office:value="3.6004070556309364" table:formula="of:=[.E19]/[.D19]" table:style-name="ce15">
            <text:p>3,6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8. Bezirk</text:p>
          </table:table-cell>
          <table:table-cell office:value-type="float" office:value="5528" table:style-name="ce17">
            <text:p>5.528</text:p>
          </table:table-cell>
          <table:table-cell office:value-type="float" office:value="5913" table:style-name="ce17">
            <text:p>5.913</text:p>
          </table:table-cell>
          <table:table-cell office:value-type="float" office:value="17132" table:style-name="ce17">
            <text:p>17.132</text:p>
          </table:table-cell>
          <table:table-cell office:value-type="float" office:value="3.0991316931982635" table:formula="of:=[.E20]/[.C20]" table:style-name="ce15">
            <text:p>3,10</text:p>
          </table:table-cell>
          <table:table-cell office:value-type="float" office:value="2.8973448334178928" table:formula="of:=[.E20]/[.D20]" table:style-name="ce15">
            <text:p>2,90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19. Bezirk</text:p>
          </table:table-cell>
          <table:table-cell office:value-type="float" office:value="7327" table:style-name="ce17">
            <text:p>7.327</text:p>
          </table:table-cell>
          <table:table-cell office:value-type="float" office:value="8007" table:style-name="ce17">
            <text:p>8.007</text:p>
          </table:table-cell>
          <table:table-cell office:value-type="float" office:value="38871" table:style-name="ce17">
            <text:p>38.871</text:p>
          </table:table-cell>
          <table:table-cell office:value-type="float" office:value="5.305172649106046" table:formula="of:=[.E21]/[.C21]" table:style-name="ce15">
            <text:p>5,31</text:p>
          </table:table-cell>
          <table:table-cell office:value-type="float" office:value="4.8546272011989506" table:formula="of:=[.E21]/[.D21]" table:style-name="ce15">
            <text:p>4,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20. Bezirk</text:p>
          </table:table-cell>
          <table:table-cell office:value-type="float" office:value="4149" table:style-name="ce17">
            <text:p>4.149</text:p>
          </table:table-cell>
          <table:table-cell office:value-type="float" office:value="4660" table:style-name="ce17">
            <text:p>4.660</text:p>
          </table:table-cell>
          <table:table-cell office:value-type="float" office:value="31925" table:style-name="ce17">
            <text:p>31.925</text:p>
          </table:table-cell>
          <table:table-cell office:value-type="float" office:value="7.6946252108941913" table:formula="of:=[.E22]/[.C22]" table:style-name="ce15">
            <text:p>7,69</text:p>
          </table:table-cell>
          <table:table-cell office:value-type="float" office:value="6.8508583690987122" table:formula="of:=[.E22]/[.D22]" table:style-name="ce15">
            <text:p>6,85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21. Bezirk</text:p>
          </table:table-cell>
          <table:table-cell office:value-type="float" office:value="7522" table:style-name="ce17">
            <text:p>7.522</text:p>
          </table:table-cell>
          <table:table-cell office:value-type="float" office:value="8610" table:style-name="ce17">
            <text:p>8.610</text:p>
          </table:table-cell>
          <table:table-cell office:value-type="float" office:value="63125" table:style-name="ce17">
            <text:p>63.125</text:p>
          </table:table-cell>
          <table:table-cell office:value-type="float" office:value="8.392049986705663" table:formula="of:=[.E23]/[.C23]" table:style-name="ce15">
            <text:p>8,39</text:p>
          </table:table-cell>
          <table:table-cell office:value-type="float" office:value="7.331591173054588" table:formula="of:=[.E23]/[.D23]" table:style-name="ce15">
            <text:p>7,33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22. Bezirk</text:p>
          </table:table-cell>
          <table:table-cell office:value-type="float" office:value="9570" table:style-name="ce17">
            <text:p>9.570</text:p>
          </table:table-cell>
          <table:table-cell office:value-type="float" office:value="11054" table:style-name="ce17">
            <text:p>11.054</text:p>
          </table:table-cell>
          <table:table-cell office:value-type="float" office:value="77198" table:style-name="ce17">
            <text:p>77.198</text:p>
          </table:table-cell>
          <table:table-cell office:value-type="float" office:value="8.0666666666666664" table:formula="of:=[.E24]/[.C24]" table:style-name="ce15">
            <text:p>8,07</text:p>
          </table:table-cell>
          <table:table-cell office:value-type="float" office:value="6.9837163017912065" table:formula="of:=[.E24]/[.D24]" table:style-name="ce15">
            <text:p>6,98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Wien</text:p>
          </table:table-cell>
          <table:table-cell office:value-type="string" table:style-name="ce5">
            <text:p>23. Bezirk</text:p>
          </table:table-cell>
          <table:table-cell office:value-type="float" office:value="7715" table:style-name="ce17">
            <text:p>7.715</text:p>
          </table:table-cell>
          <table:table-cell office:value-type="float" office:value="8751" table:style-name="ce17">
            <text:p>8.751</text:p>
          </table:table-cell>
          <table:table-cell office:value-type="float" office:value="67997" table:style-name="ce17">
            <text:p>67.997</text:p>
          </table:table-cell>
          <table:table-cell office:value-type="float" office:value="8.8136098509397272" table:formula="of:=[.E25]/[.C25]" table:style-name="ce15">
            <text:p>8,81</text:p>
          </table:table-cell>
          <table:table-cell office:value-type="float" office:value="7.7701976916923776" table:formula="of:=[.E25]/[.D25]" table:style-name="ce15">
            <text:p>7,77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Wien</text:p>
          </table:table-cell>
          <table:table-cell office:value-type="string" table:style-name="ce6">
            <text:p>Vienna (total)</text:p>
          </table:table-cell>
          <table:table-cell office:value-type="float" office:value="154512" table:formula="of:=SUM([.C3:.C25])" table:style-name="ce18">
            <text:p>154.512</text:p>
          </table:table-cell>
          <table:table-cell office:value-type="float" office:value="171472" table:formula="of:=SUM([.D3:.D25])" table:style-name="ce18">
            <text:p>171.472</text:p>
          </table:table-cell>
          <table:table-cell office:value-type="float" office:value="1184060" table:formula="of:=SUM([.E3:.E25])" table:style-name="ce18">
            <text:p>1.184.060</text:p>
          </table:table-cell>
          <table:table-cell office:value-type="float" office:value="6.9052673322758231" table:formula="of:=[.E26]/[.D26]" table:style-name="ce16">
            <text:p>6,91</text:p>
          </table:table-cell>
          <table:table-cell office:value-type="float" office:value="6.9052673322758231" table:formula="of:=[.E26]/[.D26]" table:style-name="ce16">
            <text:p>6,91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Eisenstadt -Umgebung u. Rust</text:p>
          </table:table-cell>
          <table:table-cell office:value-type="float" office:value="5201" table:style-name="ce32">
            <text:p>5.201</text:p>
          </table:table-cell>
          <table:table-cell office:value-type="float" office:value="5946" table:style-name="ce32">
            <text:p>5.946</text:p>
          </table:table-cell>
          <table:table-cell office:value-type="float" office:value="33790" table:style-name="ce32">
            <text:p>33.790</text:p>
          </table:table-cell>
          <table:table-cell office:value-type="float" office:value="6.4968275331666989" table:formula="of:=[.E27]/[.C27]" table:style-name="ce33">
            <text:p>6,50</text:p>
          </table:table-cell>
          <table:table-cell office:value-type="float" office:value="5.6828119744365964" table:formula="of:=[.E27]/[.D27]" table:style-name="ce33">
            <text:p>5,68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Güssing</text:p>
          </table:table-cell>
          <table:table-cell office:value-type="float" office:value="2119" table:style-name="ce32">
            <text:p>2.119</text:p>
          </table:table-cell>
          <table:table-cell office:value-type="float" office:value="2420" table:style-name="ce32">
            <text:p>2.420</text:p>
          </table:table-cell>
          <table:table-cell office:value-type="float" office:value="9451" table:style-name="ce32">
            <text:p>9.451</text:p>
          </table:table-cell>
          <table:table-cell office:value-type="float" office:value="4.4601226993865026" table:formula="of:=[.E28]/[.C28]" table:style-name="ce33">
            <text:p>4,46</text:p>
          </table:table-cell>
          <table:table-cell office:value-type="float" office:value="3.9053719008264465" table:formula="of:=[.E28]/[.D28]" table:style-name="ce33">
            <text:p>3,91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Jennersdorf</text:p>
          </table:table-cell>
          <table:table-cell office:value-type="float" office:value="1593" table:style-name="ce32">
            <text:p>1.593</text:p>
          </table:table-cell>
          <table:table-cell office:value-type="float" office:value="1790" table:style-name="ce32">
            <text:p>1.790</text:p>
          </table:table-cell>
          <table:table-cell office:value-type="float" office:value="5936" table:style-name="ce32">
            <text:p>5.936</text:p>
          </table:table-cell>
          <table:table-cell office:value-type="float" office:value="3.7263025737602007" table:formula="of:=[.E29]/[.C29]" table:style-name="ce33">
            <text:p>3,73</text:p>
          </table:table-cell>
          <table:table-cell office:value-type="float" office:value="3.3162011173184358" table:formula="of:=[.E29]/[.D29]" table:style-name="ce33">
            <text:p>3,32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Mattersburg</text:p>
          </table:table-cell>
          <table:table-cell office:value-type="float" office:value="2904" table:style-name="ce32">
            <text:p>2.904</text:p>
          </table:table-cell>
          <table:table-cell office:value-type="float" office:value="3258" table:style-name="ce32">
            <text:p>3.258</text:p>
          </table:table-cell>
          <table:table-cell office:value-type="float" office:value="13697" table:style-name="ce32">
            <text:p>13.697</text:p>
          </table:table-cell>
          <table:table-cell office:value-type="float" office:value="4.716597796143251" table:formula="of:=[.E30]/[.C30]" table:style-name="ce33">
            <text:p>4,72</text:p>
          </table:table-cell>
          <table:table-cell office:value-type="float" office:value="4.2041129527317374" table:formula="of:=[.E30]/[.D30]" table:style-name="ce33">
            <text:p>4,20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Neusiedl am See</text:p>
          </table:table-cell>
          <table:table-cell office:value-type="float" office:value="5974" table:style-name="ce32">
            <text:p>5.974</text:p>
          </table:table-cell>
          <table:table-cell office:value-type="float" office:value="6845" table:style-name="ce32">
            <text:p>6.845</text:p>
          </table:table-cell>
          <table:table-cell office:value-type="float" office:value="29276" table:style-name="ce32">
            <text:p>29.276</text:p>
          </table:table-cell>
          <table:table-cell office:value-type="float" office:value="4.9005691329092738" table:formula="of:=[.E31]/[.C31]" table:style-name="ce33">
            <text:p>4,90</text:p>
          </table:table-cell>
          <table:table-cell office:value-type="float" office:value="4.2769905040175313" table:formula="of:=[.E31]/[.D31]" table:style-name="ce33">
            <text:p>4,28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Oberpullendorf</text:p>
          </table:table-cell>
          <table:table-cell office:value-type="float" office:value="2985" table:style-name="ce32">
            <text:p>2.985</text:p>
          </table:table-cell>
          <table:table-cell office:value-type="float" office:value="3428" table:style-name="ce32">
            <text:p>3.428</text:p>
          </table:table-cell>
          <table:table-cell office:value-type="float" office:value="15548" table:style-name="ce32">
            <text:p>15.548</text:p>
          </table:table-cell>
          <table:table-cell office:value-type="float" office:value="5.2087102177554438" table:formula="of:=[.E32]/[.C32]" table:style-name="ce33">
            <text:p>5,21</text:p>
          </table:table-cell>
          <table:table-cell office:value-type="float" office:value="4.5355892648774798" table:formula="of:=[.E32]/[.D32]" table:style-name="ce33">
            <text:p>4,54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Burgenland</text:p>
          </table:table-cell>
          <table:table-cell office:value-type="string" table:style-name="ce31">
            <text:p>Oberwart</text:p>
          </table:table-cell>
          <table:table-cell office:value-type="float" office:value="4179" table:style-name="ce32">
            <text:p>4.179</text:p>
          </table:table-cell>
          <table:table-cell office:value-type="float" office:value="4914" table:style-name="ce32">
            <text:p>4.914</text:p>
          </table:table-cell>
          <table:table-cell office:value-type="float" office:value="26362" table:style-name="ce32">
            <text:p>26.362</text:p>
          </table:table-cell>
          <table:table-cell office:value-type="float" office:value="6.30820770519263" table:formula="of:=[.E33]/[.C33]" table:style-name="ce33">
            <text:p>6,31</text:p>
          </table:table-cell>
          <table:table-cell office:value-type="float" office:value="5.3646723646723649" table:formula="of:=[.E33]/[.D33]" table:style-name="ce33">
            <text:p>5,36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urgenland</text:p>
          </table:table-cell>
          <table:table-cell office:value-type="string" table:style-name="ce35">
            <text:p>Burgenland (total)</text:p>
          </table:table-cell>
          <table:table-cell office:value-type="float" office:value="24955" table:formula="of:=SUM([.C27:.C33])" table:style-name="ce36">
            <text:p>24.955</text:p>
          </table:table-cell>
          <table:table-cell office:value-type="float" office:value="28601" table:formula="of:=SUM([.D27:.D33])" table:style-name="ce36">
            <text:p>28.601</text:p>
          </table:table-cell>
          <table:table-cell office:value-type="float" office:value="134060" table:formula="of:=SUM([.E27:.E33])" table:style-name="ce36">
            <text:p>134.060</text:p>
          </table:table-cell>
          <table:table-cell office:value-type="float" office:value="5.3720697255059102" table:formula="of:=[.E34]/[.C34]" table:style-name="ce37">
            <text:p>5,37</text:p>
          </table:table-cell>
          <table:table-cell office:value-type="float" office:value="4.6872486975979859" table:formula="of:=[.E34]/[.D34]" table:style-name="ce37">
            <text:p>4,69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Krems/Donau (Stadt)</text:p>
          </table:table-cell>
          <table:table-cell office:value-type="float" office:value="2152" table:style-name="ce39">
            <text:p>2.152</text:p>
          </table:table-cell>
          <table:table-cell office:value-type="float" office:value="2698" table:style-name="ce39">
            <text:p>2.698</text:p>
          </table:table-cell>
          <table:table-cell office:value-type="float" office:value="20415" table:style-name="ce39">
            <text:p>20.415</text:p>
          </table:table-cell>
          <table:table-cell office:value-type="float" office:value="9.4865241635687738" table:formula="of:=[.E35]/[.C35]" table:style-name="ce40">
            <text:p>9,49</text:p>
          </table:table-cell>
          <table:table-cell office:value-type="float" office:value="7.5667160859896221" table:formula="of:=[.E35]/[.D35]" table:style-name="ce40">
            <text:p>7,57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St. Pölten (Stadt)</text:p>
          </table:table-cell>
          <table:table-cell office:value-type="float" office:value="3839" table:style-name="ce39">
            <text:p>3.839</text:p>
          </table:table-cell>
          <table:table-cell office:value-type="float" office:value="4917" table:style-name="ce39">
            <text:p>4.917</text:p>
          </table:table-cell>
          <table:table-cell office:value-type="float" office:value="60513" table:style-name="ce39">
            <text:p>60.513</text:p>
          </table:table-cell>
          <table:table-cell office:value-type="float" office:value="15.762698619432143" table:formula="of:=[.E36]/[.C36]" table:style-name="ce40">
            <text:p>15,76</text:p>
          </table:table-cell>
          <table:table-cell office:value-type="float" office:value="12.306894447834045" table:formula="of:=[.E36]/[.D36]" table:style-name="ce40">
            <text:p>12,31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Amstetten u. Waidhofen/Ybbs</text:p>
          </table:table-cell>
          <table:table-cell office:value-type="float" office:value="10068" table:style-name="ce39">
            <text:p>10.068</text:p>
          </table:table-cell>
          <table:table-cell office:value-type="float" office:value="11479" table:style-name="ce39">
            <text:p>11.479</text:p>
          </table:table-cell>
          <table:table-cell office:value-type="float" office:value="61049" table:style-name="ce39">
            <text:p>61.049</text:p>
          </table:table-cell>
          <table:table-cell office:value-type="float" office:value="6.0636670639650374" table:formula="of:=[.E37]/[.C37]" table:style-name="ce40">
            <text:p>6,06</text:p>
          </table:table-cell>
          <table:table-cell office:value-type="float" office:value="5.3183204111856437" table:formula="of:=[.E37]/[.D37]" table:style-name="ce40">
            <text:p>5,32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Wr. Neustadt (Stadt)</text:p>
          </table:table-cell>
          <table:table-cell office:value-type="float" office:value="4115" table:style-name="ce39">
            <text:p>4.115</text:p>
          </table:table-cell>
          <table:table-cell office:value-type="float" office:value="4945" table:style-name="ce39">
            <text:p>4.945</text:p>
          </table:table-cell>
          <table:table-cell office:value-type="float" office:value="34289" table:style-name="ce39">
            <text:p>34.289</text:p>
          </table:table-cell>
          <table:table-cell office:value-type="float" office:value="8.3326852976913734" table:formula="of:=[.E38]/[.C38]" table:style-name="ce40">
            <text:p>8,33</text:p>
          </table:table-cell>
          <table:table-cell office:value-type="float" office:value="6.9340748230535896" table:formula="of:=[.E38]/[.D38]" table:style-name="ce40">
            <text:p>6,93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Baden<text:s/></text:p>
          </table:table-cell>
          <table:table-cell office:value-type="float" office:value="13214" table:style-name="ce39">
            <text:p>13.214</text:p>
          </table:table-cell>
          <table:table-cell office:value-type="float" office:value="57803" table:style-name="ce39">
            <text:p>57.803</text:p>
          </table:table-cell>
          <table:table-cell office:value-type="float" office:value="11723" table:style-name="ce39">
            <text:p>11.723</text:p>
          </table:table-cell>
          <table:table-cell office:value-type="float" office:value="0.88716512789465718" table:formula="of:=[.E39]/[.C39]" table:style-name="ce40">
            <text:p>0,89</text:p>
          </table:table-cell>
          <table:table-cell office:value-type="float" office:value="0.20280954275729635" table:formula="of:=[.E39]/[.D39]" table:style-name="ce40">
            <text:p>0,20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Bruck an der Leitha</text:p>
          </table:table-cell>
          <table:table-cell office:value-type="float" office:value="9263" table:style-name="ce39">
            <text:p>9.263</text:p>
          </table:table-cell>
          <table:table-cell office:value-type="float" office:value="10545" table:style-name="ce39">
            <text:p>10.545</text:p>
          </table:table-cell>
          <table:table-cell office:value-type="float" office:value="65452" table:style-name="ce39">
            <text:p>65.452</text:p>
          </table:table-cell>
          <table:table-cell office:value-type="float" office:value="7.0659613516139483" table:formula="of:=[.E40]/[.C40]" table:style-name="ce40">
            <text:p>7,07</text:p>
          </table:table-cell>
          <table:table-cell office:value-type="float" office:value="6.2069227121858699" table:formula="of:=[.E40]/[.D40]" table:style-name="ce40">
            <text:p>6,21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Gänserndorf</text:p>
          </table:table-cell>
          <table:table-cell office:value-type="float" office:value="7140" table:style-name="ce39">
            <text:p>7.140</text:p>
          </table:table-cell>
          <table:table-cell office:value-type="float" office:value="8155" table:style-name="ce39">
            <text:p>8.155</text:p>
          </table:table-cell>
          <table:table-cell office:value-type="float" office:value="32166" table:style-name="ce39">
            <text:p>32.166</text:p>
          </table:table-cell>
          <table:table-cell office:value-type="float" office:value="4.5050420168067227" table:formula="of:=[.E41]/[.C41]" table:style-name="ce40">
            <text:p>4,51</text:p>
          </table:table-cell>
          <table:table-cell office:value-type="float" office:value="3.9443286327406497" table:formula="of:=[.E41]/[.D41]" table:style-name="ce40">
            <text:p>3,94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Gmünd</text:p>
          </table:table-cell>
          <table:table-cell office:value-type="float" office:value="3048" table:style-name="ce39">
            <text:p>3.048</text:p>
          </table:table-cell>
          <table:table-cell office:value-type="float" office:value="3472" table:style-name="ce39">
            <text:p>3.472</text:p>
          </table:table-cell>
          <table:table-cell office:value-type="float" office:value="17238" table:style-name="ce39">
            <text:p>17.238</text:p>
          </table:table-cell>
          <table:table-cell office:value-type="float" office:value="5.6555118110236222" table:formula="of:=[.E42]/[.C42]" table:style-name="ce40">
            <text:p>5,66</text:p>
          </table:table-cell>
          <table:table-cell office:value-type="float" office:value="4.9648617511520738" table:formula="of:=[.E42]/[.D42]" table:style-name="ce40">
            <text:p>4,96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Hollabrunn</text:p>
          </table:table-cell>
          <table:table-cell office:value-type="float" office:value="4173" table:style-name="ce39">
            <text:p>4.173</text:p>
          </table:table-cell>
          <table:table-cell office:value-type="float" office:value="4747" table:style-name="ce39">
            <text:p>4.747</text:p>
          </table:table-cell>
          <table:table-cell office:value-type="float" office:value="17471" table:style-name="ce39">
            <text:p>17.471</text:p>
          </table:table-cell>
          <table:table-cell office:value-type="float" office:value="4.186676252096813" table:formula="of:=[.E43]/[.C43]" table:style-name="ce40">
            <text:p>4,19</text:p>
          </table:table-cell>
          <table:table-cell office:value-type="float" office:value="3.6804297451021699" table:formula="of:=[.E43]/[.D43]" table:style-name="ce40">
            <text:p>3,68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Horn</text:p>
          </table:table-cell>
          <table:table-cell office:value-type="float" office:value="3124" table:style-name="ce39">
            <text:p>3.124</text:p>
          </table:table-cell>
          <table:table-cell office:value-type="float" office:value="3599" table:style-name="ce39">
            <text:p>3.599</text:p>
          </table:table-cell>
          <table:table-cell office:value-type="float" office:value="16060" table:style-name="ce39">
            <text:p>16.060</text:p>
          </table:table-cell>
          <table:table-cell office:value-type="float" office:value="5.140845070422535" table:formula="of:=[.E44]/[.C44]" table:style-name="ce40">
            <text:p>5,14</text:p>
          </table:table-cell>
          <table:table-cell office:value-type="float" office:value="4.462350652959155" table:formula="of:=[.E44]/[.D44]" table:style-name="ce40">
            <text:p>4,46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Korneuburg</text:p>
          </table:table-cell>
          <table:table-cell office:value-type="float" office:value="7786" table:style-name="ce39">
            <text:p>7.786</text:p>
          </table:table-cell>
          <table:table-cell office:value-type="float" office:value="8886" table:style-name="ce39">
            <text:p>8.886</text:p>
          </table:table-cell>
          <table:table-cell office:value-type="float" office:value="40986" table:style-name="ce39">
            <text:p>40.986</text:p>
          </table:table-cell>
          <table:table-cell office:value-type="float" office:value="5.2640637040842542" table:formula="of:=[.E45]/[.C45]" table:style-name="ce40">
            <text:p>5,26</text:p>
          </table:table-cell>
          <table:table-cell office:value-type="float" office:value="4.6124240378122892" table:formula="of:=[.E45]/[.D45]" table:style-name="ce40">
            <text:p>4,61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Krems (Land)</text:p>
          </table:table-cell>
          <table:table-cell office:value-type="float" office:value="5317" table:style-name="ce39">
            <text:p>5.317</text:p>
          </table:table-cell>
          <table:table-cell office:value-type="float" office:value="5835" table:style-name="ce39">
            <text:p>5.835</text:p>
          </table:table-cell>
          <table:table-cell office:value-type="float" office:value="18641" table:style-name="ce39">
            <text:p>18.641</text:p>
          </table:table-cell>
          <table:table-cell office:value-type="float" office:value="3.505924393454956" table:formula="of:=[.E46]/[.C46]" table:style-name="ce40">
            <text:p>3,51</text:p>
          </table:table-cell>
          <table:table-cell office:value-type="float" office:value="3.194687232219366" table:formula="of:=[.E46]/[.D46]" table:style-name="ce40">
            <text:p>3,19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Lilienfeld</text:p>
          </table:table-cell>
          <table:table-cell office:value-type="float" office:value="2169" table:style-name="ce39">
            <text:p>2.169</text:p>
          </table:table-cell>
          <table:table-cell office:value-type="float" office:value="2459" table:style-name="ce39">
            <text:p>2.459</text:p>
          </table:table-cell>
          <table:table-cell office:value-type="float" office:value="13045" table:style-name="ce39">
            <text:p>13.045</text:p>
          </table:table-cell>
          <table:table-cell office:value-type="float" office:value="6.0142923005993545" table:formula="of:=[.E47]/[.C47]" table:style-name="ce40">
            <text:p>6,01</text:p>
          </table:table-cell>
          <table:table-cell office:value-type="float" office:value="5.3050020333468888" table:formula="of:=[.E47]/[.D47]" table:style-name="ce40">
            <text:p>5,31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Melk</text:p>
          </table:table-cell>
          <table:table-cell office:value-type="float" office:value="6478" table:style-name="ce39">
            <text:p>6.478</text:p>
          </table:table-cell>
          <table:table-cell office:value-type="float" office:value="7366" table:style-name="ce39">
            <text:p>7.366</text:p>
          </table:table-cell>
          <table:table-cell office:value-type="float" office:value="31995" table:style-name="ce39">
            <text:p>31.995</text:p>
          </table:table-cell>
          <table:table-cell office:value-type="float" office:value="4.9390243902439028" table:formula="of:=[.E48]/[.C48]" table:style-name="ce40">
            <text:p>4,94</text:p>
          </table:table-cell>
          <table:table-cell office:value-type="float" office:value="4.3436057561770296" table:formula="of:=[.E48]/[.D48]" table:style-name="ce40">
            <text:p>4,34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Mistelbach</text:p>
          </table:table-cell>
          <table:table-cell office:value-type="float" office:value="6183" table:style-name="ce39">
            <text:p>6.183</text:p>
          </table:table-cell>
          <table:table-cell office:value-type="float" office:value="7042" table:style-name="ce39">
            <text:p>7.042</text:p>
          </table:table-cell>
          <table:table-cell office:value-type="float" office:value="30414" table:style-name="ce39">
            <text:p>30.414</text:p>
          </table:table-cell>
          <table:table-cell office:value-type="float" office:value="4.9189713731198443" table:formula="of:=[.E49]/[.C49]" table:style-name="ce40">
            <text:p>4,92</text:p>
          </table:table-cell>
          <table:table-cell office:value-type="float" office:value="4.3189434819653512" table:formula="of:=[.E49]/[.D49]" table:style-name="ce40">
            <text:p>4,32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Mödling</text:p>
          </table:table-cell>
          <table:table-cell office:value-type="float" office:value="11996" table:style-name="ce39">
            <text:p>11.996</text:p>
          </table:table-cell>
          <table:table-cell office:value-type="float" office:value="13690" table:style-name="ce39">
            <text:p>13.690</text:p>
          </table:table-cell>
          <table:table-cell office:value-type="float" office:value="81822" table:style-name="ce39">
            <text:p>81.822</text:p>
          </table:table-cell>
          <table:table-cell office:value-type="float" office:value="6.8207735911970655" table:formula="of:=[.E50]/[.C50]" table:style-name="ce40">
            <text:p>6,82</text:p>
          </table:table-cell>
          <table:table-cell office:value-type="float" office:value="5.9767713659605555" table:formula="of:=[.E50]/[.D50]" table:style-name="ce40">
            <text:p>5,98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Neunkirchen</text:p>
          </table:table-cell>
          <table:table-cell office:value-type="float" office:value="6296" table:style-name="ce39">
            <text:p>6.296</text:p>
          </table:table-cell>
          <table:table-cell office:value-type="float" office:value="7216" table:style-name="ce39">
            <text:p>7.216</text:p>
          </table:table-cell>
          <table:table-cell office:value-type="float" office:value="32627" table:style-name="ce39">
            <text:p>32.627</text:p>
          </table:table-cell>
          <table:table-cell office:value-type="float" office:value="5.1821791613723001" table:formula="of:=[.E51]/[.C51]" table:style-name="ce40">
            <text:p>5,18</text:p>
          </table:table-cell>
          <table:table-cell office:value-type="float" office:value="4.521480044345898" table:formula="of:=[.E51]/[.D51]" table:style-name="ce40">
            <text:p>4,52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St. Pölten (Land)</text:p>
          </table:table-cell>
          <table:table-cell office:value-type="float" office:value="11442" table:style-name="ce39">
            <text:p>11.442</text:p>
          </table:table-cell>
          <table:table-cell office:value-type="float" office:value="12614" table:style-name="ce39">
            <text:p>12.614</text:p>
          </table:table-cell>
          <table:table-cell office:value-type="float" office:value="43112" table:style-name="ce39">
            <text:p>43.112</text:p>
          </table:table-cell>
          <table:table-cell office:value-type="float" office:value="3.7678727495193147" table:formula="of:=[.E52]/[.C52]" table:style-name="ce40">
            <text:p>3,77</text:p>
          </table:table-cell>
          <table:table-cell office:value-type="float" office:value="3.417789757412399" table:formula="of:=[.E52]/[.D52]" table:style-name="ce40">
            <text:p>3,42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Scheibbs</text:p>
          </table:table-cell>
          <table:table-cell office:value-type="float" office:value="4109" table:style-name="ce39">
            <text:p>4.109</text:p>
          </table:table-cell>
          <table:table-cell office:value-type="float" office:value="4611" table:style-name="ce39">
            <text:p>4.611</text:p>
          </table:table-cell>
          <table:table-cell office:value-type="float" office:value="21980" table:style-name="ce39">
            <text:p>21.980</text:p>
          </table:table-cell>
          <table:table-cell office:value-type="float" office:value="5.3492333901192506" table:formula="of:=[.E53]/[.C53]" table:style-name="ce40">
            <text:p>5,35</text:p>
          </table:table-cell>
          <table:table-cell office:value-type="float" office:value="4.7668618520928216" table:formula="of:=[.E53]/[.D53]" table:style-name="ce40">
            <text:p>4,77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Tulln</text:p>
          </table:table-cell>
          <table:table-cell office:value-type="float" office:value="9305" table:style-name="ce39">
            <text:p>9.305</text:p>
          </table:table-cell>
          <table:table-cell office:value-type="float" office:value="10448" table:style-name="ce39">
            <text:p>10.448</text:p>
          </table:table-cell>
          <table:table-cell office:value-type="float" office:value="42869" table:style-name="ce39">
            <text:p>42.869</text:p>
          </table:table-cell>
          <table:table-cell office:value-type="float" office:value="4.6070929607737776" table:formula="of:=[.E54]/[.C54]" table:style-name="ce40">
            <text:p>4,61</text:p>
          </table:table-cell>
          <table:table-cell office:value-type="float" office:value="4.1030819295558958" table:formula="of:=[.E54]/[.D54]" table:style-name="ce40">
            <text:p>4,10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Waidhofen/Thaya</text:p>
          </table:table-cell>
          <table:table-cell office:value-type="float" office:value="2538" table:style-name="ce39">
            <text:p>2.538</text:p>
          </table:table-cell>
          <table:table-cell office:value-type="float" office:value="2850" table:style-name="ce39">
            <text:p>2.850</text:p>
          </table:table-cell>
          <table:table-cell office:value-type="float" office:value="12752" table:style-name="ce39">
            <text:p>12.752</text:p>
          </table:table-cell>
          <table:table-cell office:value-type="float" office:value="5.0244286840031522" table:formula="of:=[.E55]/[.C55]" table:style-name="ce40">
            <text:p>5,02</text:p>
          </table:table-cell>
          <table:table-cell office:value-type="float" office:value="4.4743859649122806" table:formula="of:=[.E55]/[.D55]" table:style-name="ce40">
            <text:p>4,47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Wr. Neustadt (Land)</text:p>
          </table:table-cell>
          <table:table-cell office:value-type="float" office:value="6137" table:style-name="ce39">
            <text:p>6.137</text:p>
          </table:table-cell>
          <table:table-cell office:value-type="float" office:value="6852" table:style-name="ce39">
            <text:p>6.852</text:p>
          </table:table-cell>
          <table:table-cell office:value-type="float" office:value="29744" table:style-name="ce39">
            <text:p>29.744</text:p>
          </table:table-cell>
          <table:table-cell office:value-type="float" office:value="4.8466677529737661" table:formula="of:=[.E56]/[.C56]" table:style-name="ce40">
            <text:p>4,85</text:p>
          </table:table-cell>
          <table:table-cell office:value-type="float" office:value="4.3409223584354937" table:formula="of:=[.E56]/[.D56]" table:style-name="ce40">
            <text:p>4,34</text:p>
          </table:table-cell>
          <table:table-cell table:number-columns-repeated="16377"/>
        </table:table-row>
        <table:table-row table:style-name="ro2">
          <table:table-cell office:value-type="string" table:style-name="ce38">
            <text:p>Niederösterreich</text:p>
          </table:table-cell>
          <table:table-cell office:value-type="string" table:style-name="ce38">
            <text:p>Zwettl</text:p>
          </table:table-cell>
          <table:table-cell office:value-type="float" office:value="4535" table:style-name="ce39">
            <text:p>4.535</text:p>
          </table:table-cell>
          <table:table-cell office:value-type="float" office:value="5056" table:style-name="ce39">
            <text:p>5.056</text:p>
          </table:table-cell>
          <table:table-cell office:value-type="float" office:value="20462" table:style-name="ce39">
            <text:p>20.462</text:p>
          </table:table-cell>
          <table:table-cell office:value-type="float" office:value="4.512017640573319" table:formula="of:=[.E57]/[.C57]" table:style-name="ce40">
            <text:p>4,51</text:p>
          </table:table-cell>
          <table:table-cell office:value-type="float" office:value="4.0470727848101262" table:formula="of:=[.E57]/[.D57]" table:style-name="ce40">
            <text:p>4,05</text:p>
          </table:table-cell>
          <table:table-cell table:number-columns-repeated="16377"/>
        </table:table-row>
        <table:table-row table:style-name="ro2">
          <table:table-cell office:value-type="string" table:style-name="ce8">
            <text:p>Niederösterreich</text:p>
          </table:table-cell>
          <table:table-cell office:value-type="string" table:style-name="ce8">
            <text:p>Lower Austria (total)</text:p>
          </table:table-cell>
          <table:table-cell office:value-type="float" office:value="144427" table:formula="of:=SUM([.C35:.C57])" table:style-name="ce19">
            <text:p>144.427</text:p>
          </table:table-cell>
          <table:table-cell office:value-type="float" office:value="207285" table:formula="of:=SUM([.D35:.D57])" table:style-name="ce19">
            <text:p>207.285</text:p>
          </table:table-cell>
          <table:table-cell office:value-type="float" office:value="756825" table:formula="of:=SUM([.E35:.E57])" table:style-name="ce19">
            <text:p>756.825</text:p>
          </table:table-cell>
          <table:table-cell office:value-type="float" office:value="5.2401905460890275" table:formula="of:=[.E58]/[.C58]" table:style-name="ce25">
            <text:p>5,24</text:p>
          </table:table-cell>
          <table:table-cell office:value-type="float" office:value="3.6511324987336278" table:formula="of:=[.E58]/[.D58]" table:style-name="ce24">
            <text:p>3,65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Linz (Stadt)</text:p>
          </table:table-cell>
          <table:table-cell office:value-type="float" office:value="14532" table:style-name="ce42">
            <text:p>14.532</text:p>
          </table:table-cell>
          <table:table-cell office:value-type="float" office:value="17271" table:style-name="ce42">
            <text:p>17.271</text:p>
          </table:table-cell>
          <table:table-cell office:value-type="float" office:value="197728" table:style-name="ce42">
            <text:p>197.728</text:p>
          </table:table-cell>
          <table:table-cell office:value-type="float" office:value="13.606385906963942" table:formula="of:=[.E59]/[.C59]" table:style-name="ce43">
            <text:p>13,61</text:p>
          </table:table-cell>
          <table:table-cell office:value-type="float" office:value="11.448555381853975" table:formula="of:=[.E59]/[.D59]" table:style-name="ce43">
            <text:p>11,45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Steyr (Stadt)</text:p>
          </table:table-cell>
          <table:table-cell office:value-type="float" office:value="2190" table:style-name="ce42">
            <text:p>2.190</text:p>
          </table:table-cell>
          <table:table-cell office:value-type="float" office:value="2769" table:style-name="ce42">
            <text:p>2.769</text:p>
          </table:table-cell>
          <table:table-cell office:value-type="float" office:value="27006" table:style-name="ce42">
            <text:p>27.006</text:p>
          </table:table-cell>
          <table:table-cell office:value-type="float" office:value="12.331506849315069" table:formula="of:=[.E60]/[.C60]" table:style-name="ce43">
            <text:p>12,33</text:p>
          </table:table-cell>
          <table:table-cell office:value-type="float" office:value="9.7529794149512465" table:formula="of:=[.E60]/[.D60]" table:style-name="ce43">
            <text:p>9,75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Wels (Stadt)</text:p>
          </table:table-cell>
          <table:table-cell office:value-type="float" office:value="4277" table:style-name="ce42">
            <text:p>4.277</text:p>
          </table:table-cell>
          <table:table-cell office:value-type="float" office:value="5242" table:style-name="ce42">
            <text:p>5.242</text:p>
          </table:table-cell>
          <table:table-cell office:value-type="float" office:value="53478" table:style-name="ce42">
            <text:p>53.478</text:p>
          </table:table-cell>
          <table:table-cell office:value-type="float" office:value="12.503624035538929" table:formula="of:=[.E61]/[.C61]" table:style-name="ce43">
            <text:p>12,50</text:p>
          </table:table-cell>
          <table:table-cell office:value-type="float" office:value="10.201831362075543" table:formula="of:=[.E61]/[.D61]" table:style-name="ce43">
            <text:p>10,20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Braunau am Inn</text:p>
          </table:table-cell>
          <table:table-cell office:value-type="float" office:value="7480" table:style-name="ce42">
            <text:p>7.480</text:p>
          </table:table-cell>
          <table:table-cell office:value-type="float" office:value="8474" table:style-name="ce42">
            <text:p>8.474</text:p>
          </table:table-cell>
          <table:table-cell office:value-type="float" office:value="52118" table:style-name="ce42">
            <text:p>52.118</text:p>
          </table:table-cell>
          <table:table-cell office:value-type="float" office:value="6.9676470588235295" table:formula="of:=[.E62]/[.C62]" table:style-name="ce43">
            <text:p>6,97</text:p>
          </table:table-cell>
          <table:table-cell office:value-type="float" office:value="6.1503422232711822" table:formula="of:=[.E62]/[.D62]" table:style-name="ce43">
            <text:p>6,15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Eferding</text:p>
          </table:table-cell>
          <table:table-cell office:value-type="float" office:value="2617" table:style-name="ce42">
            <text:p>2.617</text:p>
          </table:table-cell>
          <table:table-cell office:value-type="float" office:value="2980" table:style-name="ce42">
            <text:p>2.980</text:p>
          </table:table-cell>
          <table:table-cell office:value-type="float" office:value="13758" table:style-name="ce42">
            <text:p>13.758</text:p>
          </table:table-cell>
          <table:table-cell office:value-type="float" office:value="5.2571646923958735" table:formula="of:=[.E63]/[.C63]" table:style-name="ce43">
            <text:p>5,26</text:p>
          </table:table-cell>
          <table:table-cell office:value-type="float" office:value="4.6167785234899332" table:formula="of:=[.E63]/[.D63]" table:style-name="ce43">
            <text:p>4,62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Freistadt</text:p>
          </table:table-cell>
          <table:table-cell office:value-type="float" office:value="5503" table:style-name="ce42">
            <text:p>5.503</text:p>
          </table:table-cell>
          <table:table-cell office:value-type="float" office:value="6198" table:style-name="ce42">
            <text:p>6.198</text:p>
          </table:table-cell>
          <table:table-cell office:value-type="float" office:value="25023" table:style-name="ce42">
            <text:p>25.023</text:p>
          </table:table-cell>
          <table:table-cell office:value-type="float" office:value="4.5471560966745415" table:formula="of:=[.E64]/[.C64]" table:style-name="ce43">
            <text:p>4,55</text:p>
          </table:table-cell>
          <table:table-cell office:value-type="float" office:value="4.0372700871248792" table:formula="of:=[.E64]/[.D64]" table:style-name="ce43">
            <text:p>4,04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Gmunden</text:p>
          </table:table-cell>
          <table:table-cell office:value-type="float" office:value="8267" table:style-name="ce42">
            <text:p>8.267</text:p>
          </table:table-cell>
          <table:table-cell office:value-type="float" office:value="9554" table:style-name="ce42">
            <text:p>9.554</text:p>
          </table:table-cell>
          <table:table-cell office:value-type="float" office:value="50270" table:style-name="ce42">
            <text:p>50.270</text:p>
          </table:table-cell>
          <table:table-cell office:value-type="float" office:value="6.0808031934196203" table:formula="of:=[.E65]/[.C65]" table:style-name="ce43">
            <text:p>6,08</text:p>
          </table:table-cell>
          <table:table-cell office:value-type="float" office:value="5.2616705045007324" table:formula="of:=[.E65]/[.D65]" table:style-name="ce43">
            <text:p>5,26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Grieskirchen</text:p>
          </table:table-cell>
          <table:table-cell office:value-type="float" office:value="5398" table:style-name="ce42">
            <text:p>5.398</text:p>
          </table:table-cell>
          <table:table-cell office:value-type="float" office:value="6051" table:style-name="ce42">
            <text:p>6.051</text:p>
          </table:table-cell>
          <table:table-cell office:value-type="float" office:value="30746" table:style-name="ce42">
            <text:p>30.746</text:p>
          </table:table-cell>
          <table:table-cell office:value-type="float" office:value="5.6958132641719157" table:formula="of:=[.E66]/[.C66]" table:style-name="ce43">
            <text:p>5,70</text:p>
          </table:table-cell>
          <table:table-cell office:value-type="float" office:value="5.0811436126260121" table:formula="of:=[.E66]/[.D66]" table:style-name="ce43">
            <text:p>5,08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Kirchdorf/Krems</text:p>
          </table:table-cell>
          <table:table-cell office:value-type="float" office:value="4926" table:style-name="ce42">
            <text:p>4.926</text:p>
          </table:table-cell>
          <table:table-cell office:value-type="float" office:value="5535" table:style-name="ce42">
            <text:p>5.535</text:p>
          </table:table-cell>
          <table:table-cell office:value-type="float" office:value="28517" table:style-name="ce42">
            <text:p>28.517</text:p>
          </table:table-cell>
          <table:table-cell office:value-type="float" office:value="5.7890783597239137" table:formula="of:=[.E67]/[.C67]" table:style-name="ce43">
            <text:p>5,79</text:p>
          </table:table-cell>
          <table:table-cell office:value-type="float" office:value="5.1521228545618794" table:formula="of:=[.E67]/[.D67]" table:style-name="ce43">
            <text:p>5,15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Linz-Land</text:p>
          </table:table-cell>
          <table:table-cell office:value-type="float" office:value="10037" table:style-name="ce42">
            <text:p>10.037</text:p>
          </table:table-cell>
          <table:table-cell office:value-type="float" office:value="11788" table:style-name="ce42">
            <text:p>11.788</text:p>
          </table:table-cell>
          <table:table-cell office:value-type="float" office:value="84505" table:style-name="ce42">
            <text:p>84.505</text:p>
          </table:table-cell>
          <table:table-cell office:value-type="float" office:value="8.4193484108797456" table:formula="of:=[.E68]/[.C68]" table:style-name="ce43">
            <text:p>8,42</text:p>
          </table:table-cell>
          <table:table-cell office:value-type="float" office:value="7.1687309127926708" table:formula="of:=[.E68]/[.D68]" table:style-name="ce43">
            <text:p>7,17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Perg</text:p>
          </table:table-cell>
          <table:table-cell office:value-type="float" office:value="5266" table:style-name="ce42">
            <text:p>5.266</text:p>
          </table:table-cell>
          <table:table-cell office:value-type="float" office:value="5913" table:style-name="ce42">
            <text:p>5.913</text:p>
          </table:table-cell>
          <table:table-cell office:value-type="float" office:value="28504" table:style-name="ce42">
            <text:p>28.504</text:p>
          </table:table-cell>
          <table:table-cell office:value-type="float" office:value="5.4128370679832889" table:formula="of:=[.E69]/[.C69]" table:style-name="ce43">
            <text:p>5,41</text:p>
          </table:table-cell>
          <table:table-cell office:value-type="float" office:value="4.8205648570945376" table:formula="of:=[.E69]/[.D69]" table:style-name="ce43">
            <text:p>4,82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Ried im Innkreis</text:p>
          </table:table-cell>
          <table:table-cell office:value-type="float" office:value="4989" table:style-name="ce42">
            <text:p>4.989</text:p>
          </table:table-cell>
          <table:table-cell office:value-type="float" office:value="5666" table:style-name="ce42">
            <text:p>5.666</text:p>
          </table:table-cell>
          <table:table-cell office:value-type="float" office:value="37761" table:style-name="ce42">
            <text:p>37.761</text:p>
          </table:table-cell>
          <table:table-cell office:value-type="float" office:value="7.5688514732411303" table:formula="of:=[.E70]/[.C70]" table:style-name="ce43">
            <text:p>7,57</text:p>
          </table:table-cell>
          <table:table-cell office:value-type="float" office:value="6.66448993999294" table:formula="of:=[.E70]/[.D70]" table:style-name="ce43">
            <text:p>6,66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Rohrbach</text:p>
          </table:table-cell>
          <table:table-cell office:value-type="float" office:value="4652" table:style-name="ce42">
            <text:p>4.652</text:p>
          </table:table-cell>
          <table:table-cell office:value-type="float" office:value="5226" table:style-name="ce42">
            <text:p>5.226</text:p>
          </table:table-cell>
          <table:table-cell office:value-type="float" office:value="24400" table:style-name="ce42">
            <text:p>24.400</text:p>
          </table:table-cell>
          <table:table-cell office:value-type="float" office:value="5.2450558899398105" table:formula="of:=[.E71]/[.C71]" table:style-name="ce43">
            <text:p>5,25</text:p>
          </table:table-cell>
          <table:table-cell office:value-type="float" office:value="4.6689628779181014" table:formula="of:=[.E71]/[.D71]" table:style-name="ce43">
            <text:p>4,67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Schärding</text:p>
          </table:table-cell>
          <table:table-cell office:value-type="float" office:value="4483" table:style-name="ce42">
            <text:p>4.483</text:p>
          </table:table-cell>
          <table:table-cell office:value-type="float" office:value="5072" table:style-name="ce42">
            <text:p>5.072</text:p>
          </table:table-cell>
          <table:table-cell office:value-type="float" office:value="25490" table:style-name="ce42">
            <text:p>25.490</text:p>
          </table:table-cell>
          <table:table-cell office:value-type="float" office:value="5.6859246040597817" table:formula="of:=[.E72]/[.C72]" table:style-name="ce43">
            <text:p>5,69</text:p>
          </table:table-cell>
          <table:table-cell office:value-type="float" office:value="5.0256309148264986" table:formula="of:=[.E72]/[.D72]" table:style-name="ce43">
            <text:p>5,03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Steyr-Land</text:p>
          </table:table-cell>
          <table:table-cell office:value-type="float" office:value="4612" table:style-name="ce42">
            <text:p>4.612</text:p>
          </table:table-cell>
          <table:table-cell office:value-type="float" office:value="5128" table:style-name="ce42">
            <text:p>5.128</text:p>
          </table:table-cell>
          <table:table-cell office:value-type="float" office:value="22022" table:style-name="ce42">
            <text:p>22.022</text:p>
          </table:table-cell>
          <table:table-cell office:value-type="float" office:value="4.7749349522983522" table:formula="of:=[.E73]/[.C73]" table:style-name="ce43">
            <text:p>4,77</text:p>
          </table:table-cell>
          <table:table-cell office:value-type="float" office:value="4.2944617784711392" table:formula="of:=[.E73]/[.D73]" table:style-name="ce43">
            <text:p>4,29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Urfahr-Umgebung</text:p>
          </table:table-cell>
          <table:table-cell office:value-type="float" office:value="7336" table:style-name="ce42">
            <text:p>7.336</text:p>
          </table:table-cell>
          <table:table-cell office:value-type="float" office:value="8060" table:style-name="ce42">
            <text:p>8.060</text:p>
          </table:table-cell>
          <table:table-cell office:value-type="float" office:value="27652" table:style-name="ce42">
            <text:p>27.652</text:p>
          </table:table-cell>
          <table:table-cell office:value-type="float" office:value="3.7693565976008725" table:formula="of:=[.E74]/[.C74]" table:style-name="ce43">
            <text:p>3,77</text:p>
          </table:table-cell>
          <table:table-cell office:value-type="float" office:value="3.4307692307692306" table:formula="of:=[.E74]/[.D74]" table:style-name="ce43">
            <text:p>3,43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Vöcklabruck</text:p>
          </table:table-cell>
          <table:table-cell office:value-type="float" office:value="11377" table:style-name="ce42">
            <text:p>11.377</text:p>
          </table:table-cell>
          <table:table-cell office:value-type="float" office:value="12855" table:style-name="ce42">
            <text:p>12.855</text:p>
          </table:table-cell>
          <table:table-cell office:value-type="float" office:value="68283" table:style-name="ce42">
            <text:p>68.283</text:p>
          </table:table-cell>
          <table:table-cell office:value-type="float" office:value="6.0018458293047372" table:formula="of:=[.E75]/[.C75]" table:style-name="ce43">
            <text:p>6,00</text:p>
          </table:table-cell>
          <table:table-cell office:value-type="float" office:value="5.3117852975495916" table:formula="of:=[.E75]/[.D75]" table:style-name="ce43">
            <text:p>5,31</text:p>
          </table:table-cell>
          <table:table-cell table:number-columns-repeated="16377"/>
        </table:table-row>
        <table:table-row table:style-name="ro2">
          <table:table-cell office:value-type="string" table:style-name="ce41">
            <text:p>Oberösterreich</text:p>
          </table:table-cell>
          <table:table-cell office:value-type="string" table:style-name="ce41">
            <text:p>Wels-Land</text:p>
          </table:table-cell>
          <table:table-cell office:value-type="float" office:value="6019" table:style-name="ce42">
            <text:p>6.019</text:p>
          </table:table-cell>
          <table:table-cell office:value-type="float" office:value="6696" table:style-name="ce42">
            <text:p>6.696</text:p>
          </table:table-cell>
          <table:table-cell office:value-type="float" office:value="43008" table:style-name="ce42">
            <text:p>43.008</text:p>
          </table:table-cell>
          <table:table-cell office:value-type="float" office:value="7.1453729855457722" table:formula="of:=[.E76]/[.C76]" table:style-name="ce43">
            <text:p>7,15</text:p>
          </table:table-cell>
          <table:table-cell office:value-type="float" office:value="6.4229390681003586" table:formula="of:=[.E76]/[.D76]" table:style-name="ce43">
            <text:p>6,42</text:p>
          </table:table-cell>
          <table:table-cell table:number-columns-repeated="16377"/>
        </table:table-row>
        <table:table-row table:style-name="ro2">
          <table:table-cell office:value-type="string" table:style-name="ce44">
            <text:p>Oberösterreich</text:p>
          </table:table-cell>
          <table:table-cell office:value-type="string" table:style-name="ce44">
            <text:p>Upper Austria (total)</text:p>
          </table:table-cell>
          <table:table-cell office:value-type="float" office:value="113961" table:formula="of:=SUM([.C59:.C76])" table:style-name="ce45">
            <text:p>113.961</text:p>
          </table:table-cell>
          <table:table-cell office:value-type="float" office:value="130478" table:formula="of:=SUM([.D59:.D76])" table:style-name="ce45">
            <text:p>130.478</text:p>
          </table:table-cell>
          <table:table-cell office:value-type="float" office:value="840269" table:formula="of:=SUM([.E59:.E76])" table:style-name="ce45">
            <text:p>840.269</text:p>
          </table:table-cell>
          <table:table-cell office:value-type="float" office:value="7.373303147568028" table:formula="of:=[.E77]/[.C77]" table:style-name="ce46">
            <text:p>7,37</text:p>
          </table:table-cell>
          <table:table-cell office:value-type="float" office:value="6.4399285703336959" table:formula="of:=[.E77]/[.D77]" table:style-name="ce46">
            <text:p>6,44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Salzburg(Stadt)</text:p>
          </table:table-cell>
          <table:table-cell office:value-type="float" office:value="14363" table:style-name="ce20">
            <text:p>14.363</text:p>
          </table:table-cell>
          <table:table-cell office:value-type="float" office:value="16953" table:style-name="ce20">
            <text:p>16.953</text:p>
          </table:table-cell>
          <table:table-cell office:value-type="float" office:value="121274" table:style-name="ce20">
            <text:p>121.274</text:p>
          </table:table-cell>
          <table:table-cell office:value-type="float" office:value="8.4435006614217087" table:formula="of:=[.E78]/[.C78]" table:style-name="ce26">
            <text:p>8,44</text:p>
          </table:table-cell>
          <table:table-cell office:value-type="float" office:value="7.1535421459328736" table:formula="of:=[.E78]/[.D78]" table:style-name="ce26">
            <text:p>7,15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Hallein</text:p>
          </table:table-cell>
          <table:table-cell office:value-type="float" office:value="5016" table:style-name="ce20">
            <text:p>5.016</text:p>
          </table:table-cell>
          <table:table-cell office:value-type="float" office:value="5677" table:style-name="ce20">
            <text:p>5.677</text:p>
          </table:table-cell>
          <table:table-cell office:value-type="float" office:value="28499" table:style-name="ce20">
            <text:p>28.499</text:p>
          </table:table-cell>
          <table:table-cell office:value-type="float" office:value="5.6816188197767143" table:formula="of:=[.E79]/[.C79]" table:style-name="ce26">
            <text:p>5,68</text:p>
          </table:table-cell>
          <table:table-cell office:value-type="float" office:value="5.0200810287123483" table:formula="of:=[.E79]/[.D79]" table:style-name="ce26">
            <text:p>5,02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Salzburg-Umgebung</text:p>
          </table:table-cell>
          <table:table-cell office:value-type="float" office:value="13892" table:style-name="ce20">
            <text:p>13.892</text:p>
          </table:table-cell>
          <table:table-cell office:value-type="float" office:value="15838" table:style-name="ce20">
            <text:p>15.838</text:p>
          </table:table-cell>
          <table:table-cell office:value-type="float" office:value="85915" table:style-name="ce20">
            <text:p>85.915</text:p>
          </table:table-cell>
          <table:table-cell office:value-type="float" office:value="6.1844946731932051" table:formula="of:=[.E80]/[.C80]" table:style-name="ce26">
            <text:p>6,18</text:p>
          </table:table-cell>
          <table:table-cell office:value-type="float" office:value="5.4246116933956303" table:formula="of:=[.E80]/[.D80]" table:style-name="ce26">
            <text:p>5,42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St. Johann/Pongau</text:p>
          </table:table-cell>
          <table:table-cell office:value-type="float" office:value="7792" table:style-name="ce20">
            <text:p>7.792</text:p>
          </table:table-cell>
          <table:table-cell office:value-type="float" office:value="8906" table:style-name="ce20">
            <text:p>8.906</text:p>
          </table:table-cell>
          <table:table-cell office:value-type="float" office:value="42550" table:style-name="ce20">
            <text:p>42.550</text:p>
          </table:table-cell>
          <table:table-cell office:value-type="float" office:value="5.4607289527720742" table:formula="of:=[.E81]/[.C81]" table:style-name="ce26">
            <text:p>5,46</text:p>
          </table:table-cell>
          <table:table-cell office:value-type="float" office:value="4.777677969907927" table:formula="of:=[.E81]/[.D81]" table:style-name="ce26">
            <text:p>4,78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Tamsweg</text:p>
          </table:table-cell>
          <table:table-cell office:value-type="float" office:value="1975" table:style-name="ce20">
            <text:p>1.975</text:p>
          </table:table-cell>
          <table:table-cell office:value-type="float" office:value="2293" table:style-name="ce20">
            <text:p>2.293</text:p>
          </table:table-cell>
          <table:table-cell office:value-type="float" office:value="9507" table:style-name="ce20">
            <text:p>9.507</text:p>
          </table:table-cell>
          <table:table-cell office:value-type="float" office:value="4.8136708860759496" table:formula="of:=[.E82]/[.C82]" table:style-name="ce26">
            <text:p>4,81</text:p>
          </table:table-cell>
          <table:table-cell office:value-type="float" office:value="4.1460968163977325" table:formula="of:=[.E82]/[.D82]" table:style-name="ce26">
            <text:p>4,15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Salzburg</text:p>
          </table:table-cell>
          <table:table-cell office:value-type="string" table:style-name="ce9">
            <text:p>Zell am See</text:p>
          </table:table-cell>
          <table:table-cell office:value-type="float" office:value="9020" table:style-name="ce20">
            <text:p>9.020</text:p>
          </table:table-cell>
          <table:table-cell office:value-type="float" office:value="10248" table:style-name="ce20">
            <text:p>10.248</text:p>
          </table:table-cell>
          <table:table-cell office:value-type="float" office:value="45885" table:style-name="ce20">
            <text:p>45.885</text:p>
          </table:table-cell>
          <table:table-cell office:value-type="float" office:value="5.0870288248337028" table:formula="of:=[.E83]/[.C83]" table:style-name="ce26">
            <text:p>5,09</text:p>
          </table:table-cell>
          <table:table-cell office:value-type="float" office:value="4.4774590163934427" table:formula="of:=[.E83]/[.D83]" table:style-name="ce26">
            <text:p>4,48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alzburg</text:p>
          </table:table-cell>
          <table:table-cell office:value-type="string" table:style-name="ce10">
            <text:p>Salzburg (total)</text:p>
          </table:table-cell>
          <table:table-cell office:value-type="float" office:value="52058" table:formula="of:=SUM([.C78:.C83])" table:style-name="ce21">
            <text:p>52.058</text:p>
          </table:table-cell>
          <table:table-cell office:value-type="float" office:value="59915" table:formula="of:=SUM([.D78:.D83])" table:style-name="ce21">
            <text:p>59.915</text:p>
          </table:table-cell>
          <table:table-cell office:value-type="float" office:value="333630" table:formula="of:=SUM([.E78:.E83])" table:style-name="ce21">
            <text:p>333.630</text:p>
          </table:table-cell>
          <table:table-cell office:value-type="float" office:value="6.4088132467632253" table:formula="of:=[.E84]/[.C84]" table:style-name="ce27">
            <text:p>6,41</text:p>
          </table:table-cell>
          <table:table-cell office:value-type="float" office:value="5.5683885504464659" table:formula="of:=[.E84]/[.D84]" table:style-name="ce27">
            <text:p>5,57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Graz(Stadt)</text:p>
          </table:table-cell>
          <table:table-cell office:value-type="float" office:value="23407" table:style-name="ce22">
            <text:p>23.407</text:p>
          </table:table-cell>
          <table:table-cell office:value-type="float" office:value="27408" table:style-name="ce22">
            <text:p>27.408</text:p>
          </table:table-cell>
          <table:table-cell office:value-type="float" office:value="216066" table:style-name="ce22">
            <text:p>216.066</text:p>
          </table:table-cell>
          <table:table-cell office:value-type="float" office:value="9.230828384671252" table:formula="of:=[.E85]/[.C85]" table:style-name="ce28">
            <text:p>9,23</text:p>
          </table:table-cell>
          <table:table-cell office:value-type="float" office:value="7.8833187390542907" table:formula="of:=[.E85]/[.D85]" table:style-name="ce28">
            <text:p>7,88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Deutschlandsberg</text:p>
          </table:table-cell>
          <table:table-cell office:value-type="float" office:value="5562" table:style-name="ce22">
            <text:p>5.562</text:p>
          </table:table-cell>
          <table:table-cell office:value-type="float" office:value="6242" table:style-name="ce22">
            <text:p>6.242</text:p>
          </table:table-cell>
          <table:table-cell office:value-type="float" office:value="27727" table:style-name="ce22">
            <text:p>27.727</text:p>
          </table:table-cell>
          <table:table-cell office:value-type="float" office:value="4.9850773103200288" table:formula="of:=[.E86]/[.C86]" table:style-name="ce28">
            <text:p>4,99</text:p>
          </table:table-cell>
          <table:table-cell office:value-type="float" office:value="4.4420057673822493" table:formula="of:=[.E86]/[.D86]" table:style-name="ce28">
            <text:p>4,44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Graz-Umgebung</text:p>
          </table:table-cell>
          <table:table-cell office:value-type="float" office:value="13093" table:style-name="ce22">
            <text:p>13.093</text:p>
          </table:table-cell>
          <table:table-cell office:value-type="float" office:value="14860" table:style-name="ce22">
            <text:p>14.860</text:p>
          </table:table-cell>
          <table:table-cell office:value-type="float" office:value="80023" table:style-name="ce22">
            <text:p>80.023</text:p>
          </table:table-cell>
          <table:table-cell office:value-type="float" office:value="6.1118918506071944" table:formula="of:=[.E87]/[.C87]" table:style-name="ce28">
            <text:p>6,11</text:p>
          </table:table-cell>
          <table:table-cell office:value-type="float" office:value="5.3851278600269179" table:formula="of:=[.E87]/[.D87]" table:style-name="ce28">
            <text:p>5,39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Leibnitz</text:p>
          </table:table-cell>
          <table:table-cell office:value-type="float" office:value="7694" table:style-name="ce22">
            <text:p>7.694</text:p>
          </table:table-cell>
          <table:table-cell office:value-type="float" office:value="8661" table:style-name="ce22">
            <text:p>8.661</text:p>
          </table:table-cell>
          <table:table-cell office:value-type="float" office:value="39539" table:style-name="ce22">
            <text:p>39.539</text:p>
          </table:table-cell>
          <table:table-cell office:value-type="float" office:value="5.1389394333246683" table:formula="of:=[.E88]/[.C88]" table:style-name="ce28">
            <text:p>5,14</text:p>
          </table:table-cell>
          <table:table-cell office:value-type="float" office:value="4.5651772312665972" table:formula="of:=[.E88]/[.D88]" table:style-name="ce28">
            <text:p>4,57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Leoben</text:p>
          </table:table-cell>
          <table:table-cell office:value-type="float" office:value="3465" table:style-name="ce22">
            <text:p>3.465</text:p>
          </table:table-cell>
          <table:table-cell office:value-type="float" office:value="4202" table:style-name="ce22">
            <text:p>4.202</text:p>
          </table:table-cell>
          <table:table-cell office:value-type="float" office:value="29686" table:style-name="ce22">
            <text:p>29.686</text:p>
          </table:table-cell>
          <table:table-cell office:value-type="float" office:value="8.5673881673881667" table:formula="of:=[.E89]/[.C89]" table:style-name="ce28">
            <text:p>8,57</text:p>
          </table:table-cell>
          <table:table-cell office:value-type="float" office:value="7.0647310804378867" table:formula="of:=[.E89]/[.D89]" table:style-name="ce28">
            <text:p>7,06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Liezen</text:p>
          </table:table-cell>
          <table:table-cell office:value-type="float" office:value="6800" table:style-name="ce22">
            <text:p>6.800</text:p>
          </table:table-cell>
          <table:table-cell office:value-type="float" office:value="7931" table:style-name="ce22">
            <text:p>7.931</text:p>
          </table:table-cell>
          <table:table-cell office:value-type="float" office:value="38376" table:style-name="ce22">
            <text:p>38.376</text:p>
          </table:table-cell>
          <table:table-cell office:value-type="float" office:value="5.6435294117647059" table:formula="of:=[.E90]/[.C90]" table:style-name="ce28">
            <text:p>5,64</text:p>
          </table:table-cell>
          <table:table-cell office:value-type="float" office:value="4.8387340814525279" table:formula="of:=[.E90]/[.D90]" table:style-name="ce28">
            <text:p>4,84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Murau</text:p>
          </table:table-cell>
          <table:table-cell office:value-type="float" office:value="2864" table:style-name="ce22">
            <text:p>2.864</text:p>
          </table:table-cell>
          <table:table-cell office:value-type="float" office:value="3249" table:style-name="ce22">
            <text:p>3.249</text:p>
          </table:table-cell>
          <table:table-cell office:value-type="float" office:value="11020" table:style-name="ce22">
            <text:p>11.020</text:p>
          </table:table-cell>
          <table:table-cell office:value-type="float" office:value="3.8477653631284916" table:formula="of:=[.E91]/[.C91]" table:style-name="ce28">
            <text:p>3,85</text:p>
          </table:table-cell>
          <table:table-cell office:value-type="float" office:value="3.3918128654970761" table:formula="of:=[.E91]/[.D91]" table:style-name="ce28">
            <text:p>3,39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Voitsberg</text:p>
          </table:table-cell>
          <table:table-cell office:value-type="float" office:value="4129" table:style-name="ce22">
            <text:p>4.129</text:p>
          </table:table-cell>
          <table:table-cell office:value-type="float" office:value="4668" table:style-name="ce22">
            <text:p>4.668</text:p>
          </table:table-cell>
          <table:table-cell office:value-type="float" office:value="19671" table:style-name="ce22">
            <text:p>19.671</text:p>
          </table:table-cell>
          <table:table-cell office:value-type="float" office:value="4.7641075320900947" table:formula="of:=[.E92]/[.C92]" table:style-name="ce28">
            <text:p>4,76</text:p>
          </table:table-cell>
          <table:table-cell office:value-type="float" office:value="4.2140102827763499" table:formula="of:=[.E92]/[.D92]" table:style-name="ce28">
            <text:p>4,21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Weiz</text:p>
          </table:table-cell>
          <table:table-cell office:value-type="float" office:value="9572" table:style-name="ce22">
            <text:p>9.572</text:p>
          </table:table-cell>
          <table:table-cell office:value-type="float" office:value="10579" table:style-name="ce22">
            <text:p>10.579</text:p>
          </table:table-cell>
          <table:table-cell office:value-type="float" office:value="48623" table:style-name="ce22">
            <text:p>48.623</text:p>
          </table:table-cell>
          <table:table-cell office:value-type="float" office:value="5.0797116590054321" table:formula="of:=[.E93]/[.C93]" table:style-name="ce28">
            <text:p>5,08</text:p>
          </table:table-cell>
          <table:table-cell office:value-type="float" office:value="4.5961811135267983" table:formula="of:=[.E93]/[.D93]" table:style-name="ce28">
            <text:p>4,60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Murtal</text:p>
          </table:table-cell>
          <table:table-cell office:value-type="float" office:value="5896" table:style-name="ce22">
            <text:p>5.896</text:p>
          </table:table-cell>
          <table:table-cell office:value-type="float" office:value="6752" table:style-name="ce22">
            <text:p>6.752</text:p>
          </table:table-cell>
          <table:table-cell office:value-type="float" office:value="33319" table:style-name="ce22">
            <text:p>33.319</text:p>
          </table:table-cell>
          <table:table-cell office:value-type="float" office:value="5.6511194029850742" table:formula="of:=[.E94]/[.C94]" table:style-name="ce28">
            <text:p>5,65</text:p>
          </table:table-cell>
          <table:table-cell office:value-type="float" office:value="4.934686018957346" table:formula="of:=[.E94]/[.D94]" table:style-name="ce28">
            <text:p>4,93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Bruck-Mürzzuschlag</text:p>
          </table:table-cell>
          <table:table-cell office:value-type="float" office:value="6485" table:style-name="ce22">
            <text:p>6.485</text:p>
          </table:table-cell>
          <table:table-cell office:value-type="float" office:value="7678" table:style-name="ce22">
            <text:p>7.678</text:p>
          </table:table-cell>
          <table:table-cell office:value-type="float" office:value="45072" table:style-name="ce22">
            <text:p>45.072</text:p>
          </table:table-cell>
          <table:table-cell office:value-type="float" office:value="6.9501927525057825" table:formula="of:=[.E95]/[.C95]" table:style-name="ce28">
            <text:p>6,95</text:p>
          </table:table-cell>
          <table:table-cell office:value-type="float" office:value="5.8702787184162544" table:formula="of:=[.E95]/[.D95]" table:style-name="ce28">
            <text:p>5,87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Hartberg-Fürstenfeld</text:p>
          </table:table-cell>
          <table:table-cell office:value-type="float" office:value="9196" table:style-name="ce22">
            <text:p>9.196</text:p>
          </table:table-cell>
          <table:table-cell office:value-type="float" office:value="10291" table:style-name="ce22">
            <text:p>10.291</text:p>
          </table:table-cell>
          <table:table-cell office:value-type="float" office:value="44289" table:style-name="ce22">
            <text:p>44.289</text:p>
          </table:table-cell>
          <table:table-cell office:value-type="float" office:value="4.8161157024793386" table:formula="of:=[.E96]/[.C96]" table:style-name="ce28">
            <text:p>4,82</text:p>
          </table:table-cell>
          <table:table-cell office:value-type="float" office:value="4.3036633951996892" table:formula="of:=[.E96]/[.D96]" table:style-name="ce28">
            <text:p>4,30</text:p>
          </table:table-cell>
          <table:table-cell table:number-columns-repeated="16377"/>
        </table:table-row>
        <table:table-row table:style-name="ro2">
          <table:table-cell office:value-type="string" table:style-name="ce11">
            <text:p>Steiermark</text:p>
          </table:table-cell>
          <table:table-cell office:value-type="string" table:style-name="ce11">
            <text:p>Südoststeiermark</text:p>
          </table:table-cell>
          <table:table-cell office:value-type="float" office:value="7952" table:style-name="ce22">
            <text:p>7.952</text:p>
          </table:table-cell>
          <table:table-cell office:value-type="float" office:value="8972" table:style-name="ce22">
            <text:p>8.972</text:p>
          </table:table-cell>
          <table:table-cell office:value-type="float" office:value="38803" table:style-name="ce22">
            <text:p>38.803</text:p>
          </table:table-cell>
          <table:table-cell office:value-type="float" office:value="4.8796529175050303" table:formula="of:=[.E97]/[.C97]" table:style-name="ce28">
            <text:p>4,88</text:p>
          </table:table-cell>
          <table:table-cell office:value-type="float" office:value="4.3248996879179673" table:formula="of:=[.E97]/[.D97]" table:style-name="ce28">
            <text:p>4,32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teiermark</text:p>
          </table:table-cell>
          <table:table-cell office:value-type="string" table:style-name="ce7">
            <text:p>Steiermark (total)</text:p>
          </table:table-cell>
          <table:table-cell office:value-type="float" office:value="106115" table:formula="of:=SUM([.C85:.C97])" table:style-name="ce18">
            <text:p>106.115</text:p>
          </table:table-cell>
          <table:table-cell office:value-type="float" office:value="121493" table:formula="of:=SUM([.D85:.D97])" table:style-name="ce18">
            <text:p>121.493</text:p>
          </table:table-cell>
          <table:table-cell office:value-type="float" office:value="672214" table:formula="of:=SUM([.E85:.E97])" table:style-name="ce18">
            <text:p>672.214</text:p>
          </table:table-cell>
          <table:table-cell office:value-type="float" office:value="6.3347688828158129" table:formula="of:=[.E98]/[.C98]" table:style-name="ce16">
            <text:p>6,33</text:p>
          </table:table-cell>
          <table:table-cell office:value-type="float" office:value="5.532944284855918" table:formula="of:=[.E98]/[.D98]" table:style-name="ce16">
            <text:p>5,53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Klagenfurt (Stadt)</text:p>
          </table:table-cell>
          <table:table-cell office:value-type="float" office:value="9152" table:style-name="ce13">
            <text:p>9.152</text:p>
          </table:table-cell>
          <table:table-cell office:value-type="float" office:value="11012" table:style-name="ce13">
            <text:p>11.012</text:p>
          </table:table-cell>
          <table:table-cell office:value-type="float" office:value="77234" table:style-name="ce13">
            <text:p>77.234</text:p>
          </table:table-cell>
          <table:table-cell office:value-type="float" office:value="8.43902972027972" table:formula="of:=[.E99]/[.C99]" table:style-name="ce29">
            <text:p>8,44</text:p>
          </table:table-cell>
          <table:table-cell office:value-type="float" office:value="7.0136215038140213" table:formula="of:=[.E99]/[.D99]" table:style-name="ce29">
            <text:p>7,0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Villach (Stadt)</text:p>
          </table:table-cell>
          <table:table-cell office:value-type="float" office:value="4581" table:style-name="ce13">
            <text:p>4.581</text:p>
          </table:table-cell>
          <table:table-cell office:value-type="float" office:value="5607" table:style-name="ce13">
            <text:p>5.607</text:p>
          </table:table-cell>
          <table:table-cell office:value-type="float" office:value="41984" table:style-name="ce13">
            <text:p>41.984</text:p>
          </table:table-cell>
          <table:table-cell office:value-type="float" office:value="9.1648111765989952" table:formula="of:=[.E100]/[.C100]" table:style-name="ce29">
            <text:p>9,16</text:p>
          </table:table-cell>
          <table:table-cell office:value-type="float" office:value="7.4877831282325662" table:formula="of:=[.E100]/[.D100]" table:style-name="ce29">
            <text:p>7,49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Feldkirchen</text:p>
          </table:table-cell>
          <table:table-cell office:value-type="float" office:value="2706" table:style-name="ce13">
            <text:p>2.706</text:p>
          </table:table-cell>
          <table:table-cell office:value-type="float" office:value="3094" table:style-name="ce13">
            <text:p>3.094</text:p>
          </table:table-cell>
          <table:table-cell office:value-type="float" office:value="11673" table:style-name="ce13">
            <text:p>11.673</text:p>
          </table:table-cell>
          <table:table-cell office:value-type="float" office:value="4.3137472283813745" table:formula="of:=[.E101]/[.C101]" table:style-name="ce29">
            <text:p>4,31</text:p>
          </table:table-cell>
          <table:table-cell office:value-type="float" office:value="3.7727860374919198" table:formula="of:=[.E101]/[.D101]" table:style-name="ce29">
            <text:p>3,77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Hermagor</text:p>
          </table:table-cell>
          <table:table-cell office:value-type="float" office:value="1926" table:style-name="ce13">
            <text:p>1.926</text:p>
          </table:table-cell>
          <table:table-cell office:value-type="float" office:value="2151" table:style-name="ce13">
            <text:p>2.151</text:p>
          </table:table-cell>
          <table:table-cell office:value-type="float" office:value="7664" table:style-name="ce13">
            <text:p>7.664</text:p>
          </table:table-cell>
          <table:table-cell office:value-type="float" office:value="3.9792315680166146" table:formula="of:=[.E102]/[.C102]" table:style-name="ce29">
            <text:p>3,98</text:p>
          </table:table-cell>
          <table:table-cell office:value-type="float" office:value="3.5629939562993957" table:formula="of:=[.E102]/[.D102]" table:style-name="ce29">
            <text:p>3,56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Klagenfurt Land</text:p>
          </table:table-cell>
          <table:table-cell office:value-type="float" office:value="4926" table:style-name="ce13">
            <text:p>4.926</text:p>
          </table:table-cell>
          <table:table-cell office:value-type="float" office:value="5443" table:style-name="ce13">
            <text:p>5.443</text:p>
          </table:table-cell>
          <table:table-cell office:value-type="float" office:value="17976" table:style-name="ce13">
            <text:p>17.976</text:p>
          </table:table-cell>
          <table:table-cell office:value-type="float" office:value="3.649208282582217" table:formula="of:=[.E103]/[.C103]" table:style-name="ce29">
            <text:p>3,65</text:p>
          </table:table-cell>
          <table:table-cell office:value-type="float" office:value="3.3025904831894177" table:formula="of:=[.E103]/[.D103]" table:style-name="ce29">
            <text:p>3,3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St. Veit an der Glan</text:p>
          </table:table-cell>
          <table:table-cell office:value-type="float" office:value="4804" table:style-name="ce13">
            <text:p>4.804</text:p>
          </table:table-cell>
          <table:table-cell office:value-type="float" office:value="5473" table:style-name="ce13">
            <text:p>5.473</text:p>
          </table:table-cell>
          <table:table-cell office:value-type="float" office:value="22978" table:style-name="ce13">
            <text:p>22.978</text:p>
          </table:table-cell>
          <table:table-cell office:value-type="float" office:value="4.7830974188176523" table:formula="of:=[.E104]/[.C104]" table:style-name="ce29">
            <text:p>4,78</text:p>
          </table:table-cell>
          <table:table-cell office:value-type="float" office:value="4.1984286497350629" table:formula="of:=[.E104]/[.D104]" table:style-name="ce29">
            <text:p>4,2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Spittal an der Drau</text:p>
          </table:table-cell>
          <table:table-cell office:value-type="float" office:value="6514" table:style-name="ce13">
            <text:p>6.514</text:p>
          </table:table-cell>
          <table:table-cell office:value-type="float" office:value="7478" table:style-name="ce13">
            <text:p>7.478</text:p>
          </table:table-cell>
          <table:table-cell office:value-type="float" office:value="31403" table:style-name="ce13">
            <text:p>31.403</text:p>
          </table:table-cell>
          <table:table-cell office:value-type="float" office:value="4.8208474055879647" table:formula="of:=[.E105]/[.C105]" table:style-name="ce29">
            <text:p>4,82</text:p>
          </table:table-cell>
          <table:table-cell office:value-type="float" office:value="4.1993848622626366" table:formula="of:=[.E105]/[.D105]" table:style-name="ce29">
            <text:p>4,2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Villach Land</text:p>
          </table:table-cell>
          <table:table-cell office:value-type="float" office:value="5162" table:style-name="ce13">
            <text:p>5.162</text:p>
          </table:table-cell>
          <table:table-cell office:value-type="float" office:value="5765" table:style-name="ce13">
            <text:p>5.765</text:p>
          </table:table-cell>
          <table:table-cell office:value-type="float" office:value="20737" table:style-name="ce13">
            <text:p>20.737</text:p>
          </table:table-cell>
          <table:table-cell office:value-type="float" office:value="4.0172413793103452" table:formula="of:=[.E106]/[.C106]" table:style-name="ce29">
            <text:p>4,02</text:p>
          </table:table-cell>
          <table:table-cell office:value-type="float" office:value="3.5970511708586295" table:formula="of:=[.E106]/[.D106]" table:style-name="ce29">
            <text:p>3,60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Völkermarkt</text:p>
          </table:table-cell>
          <table:table-cell office:value-type="float" office:value="3540" table:style-name="ce13">
            <text:p>3.540</text:p>
          </table:table-cell>
          <table:table-cell office:value-type="float" office:value="4045" table:style-name="ce13">
            <text:p>4.045</text:p>
          </table:table-cell>
          <table:table-cell office:value-type="float" office:value="16616" table:style-name="ce13">
            <text:p>16.616</text:p>
          </table:table-cell>
          <table:table-cell office:value-type="float" office:value="4.6937853107344631" table:formula="of:=[.E107]/[.C107]" table:style-name="ce29">
            <text:p>4,69</text:p>
          </table:table-cell>
          <table:table-cell office:value-type="float" office:value="4.1077873918417795" table:formula="of:=[.E107]/[.D107]" table:style-name="ce29">
            <text:p>4,11</text:p>
          </table:table-cell>
          <table:table-cell table:number-columns-repeated="16377"/>
        </table:table-row>
        <table:table-row table:style-name="ro2">
          <table:table-cell office:value-type="string" table:style-name="ce12">
            <text:p>Kärnten</text:p>
          </table:table-cell>
          <table:table-cell office:value-type="string" table:style-name="ce12">
            <text:p>Wolfsberg</text:p>
          </table:table-cell>
          <table:table-cell office:value-type="float" office:value="4681" table:style-name="ce13">
            <text:p>4.681</text:p>
          </table:table-cell>
          <table:table-cell office:value-type="float" office:value="5304" table:style-name="ce13">
            <text:p>5.304</text:p>
          </table:table-cell>
          <table:table-cell office:value-type="float" office:value="26928" table:style-name="ce13">
            <text:p>26.928</text:p>
          </table:table-cell>
          <table:table-cell office:value-type="float" office:value="5.7526169621875667" table:formula="of:=[.E108]/[.C108]" table:style-name="ce29">
            <text:p>5,75</text:p>
          </table:table-cell>
          <table:table-cell office:value-type="float" office:value="5.0769230769230766" table:formula="of:=[.E108]/[.D108]" table:style-name="ce29">
            <text:p>5,08</text:p>
          </table:table-cell>
          <table:table-cell table:number-columns-repeated="16377"/>
        </table:table-row>
        <table:table-row table:style-name="ro2">
          <table:table-cell office:value-type="string" table:style-name="ce14">
            <text:p>Kärnten</text:p>
          </table:table-cell>
          <table:table-cell office:value-type="string" table:style-name="ce14">
            <text:p>Kärnten (total)</text:p>
          </table:table-cell>
          <table:table-cell office:value-type="float" office:value="47992" table:formula="of:=SUM([.C99:.C108])" table:style-name="ce23">
            <text:p>47.992</text:p>
          </table:table-cell>
          <table:table-cell office:value-type="float" office:value="55372" table:formula="of:=SUM([.D99:.D108])" table:style-name="ce23">
            <text:p>55.372</text:p>
          </table:table-cell>
          <table:table-cell office:value-type="float" office:value="275193" table:formula="of:=SUM([.E99:.E108])" table:style-name="ce23">
            <text:p>275.193</text:p>
          </table:table-cell>
          <table:table-cell office:value-type="float" office:value="5.7341431905317553" table:formula="of:=[.E109]/[.C109]" table:style-name="ce30">
            <text:p>5,73</text:p>
          </table:table-cell>
          <table:table-cell office:value-type="float" office:value="4.9698945315321827" table:formula="of:=[.E109]/[.D109]" table:style-name="ce30">
            <text:p>4,97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Innsbruck (Stadt)</text:p>
          </table:table-cell>
          <table:table-cell office:value-type="float" office:value="11995" table:style-name="ce51">
            <text:p>11.995</text:p>
          </table:table-cell>
          <table:table-cell office:value-type="float" office:value="14198" table:style-name="ce51">
            <text:p>14.198</text:p>
          </table:table-cell>
          <table:table-cell office:value-type="float" office:value="109381" table:style-name="ce51">
            <text:p>109.381</text:p>
          </table:table-cell>
          <table:table-cell office:value-type="float" office:value="9.1188828678616094" table:formula="of:=[.E110]/[.C110]" table:style-name="ce52">
            <text:p>9,12</text:p>
          </table:table-cell>
          <table:table-cell office:value-type="float" office:value="7.7039723904775324" table:formula="of:=[.E110]/[.D110]" table:style-name="ce52">
            <text:p>7,70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Imst</text:p>
          </table:table-cell>
          <table:table-cell office:value-type="float" office:value="5003" table:style-name="ce51">
            <text:p>5.003</text:p>
          </table:table-cell>
          <table:table-cell office:value-type="float" office:value="5836" table:style-name="ce51">
            <text:p>5.836</text:p>
          </table:table-cell>
          <table:table-cell office:value-type="float" office:value="28786" table:style-name="ce51">
            <text:p>28.786</text:p>
          </table:table-cell>
          <table:table-cell office:value-type="float" office:value="5.7537477513491906" table:formula="of:=[.E111]/[.C111]" table:style-name="ce52">
            <text:p>5,75</text:p>
          </table:table-cell>
          <table:table-cell office:value-type="float" office:value="4.9324880054832079" table:formula="of:=[.E111]/[.D111]" table:style-name="ce52">
            <text:p>4,93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Innsbruck (Land)</text:p>
          </table:table-cell>
          <table:table-cell office:value-type="float" office:value="14087" table:style-name="ce51">
            <text:p>14.087</text:p>
          </table:table-cell>
          <table:table-cell office:value-type="float" office:value="16236" table:style-name="ce51">
            <text:p>16.236</text:p>
          </table:table-cell>
          <table:table-cell office:value-type="float" office:value="78573" table:style-name="ce51">
            <text:p>78.573</text:p>
          </table:table-cell>
          <table:table-cell office:value-type="float" office:value="5.5776957478526299" table:formula="of:=[.E112]/[.C112]" table:style-name="ce52">
            <text:p>5,58</text:p>
          </table:table-cell>
          <table:table-cell office:value-type="float" office:value="4.8394308943089435" table:formula="of:=[.E112]/[.D112]" table:style-name="ce52">
            <text:p>4,84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Kitzbühel</text:p>
          </table:table-cell>
          <table:table-cell office:value-type="float" office:value="7378" table:style-name="ce51">
            <text:p>7.378</text:p>
          </table:table-cell>
          <table:table-cell office:value-type="float" office:value="8252" table:style-name="ce51">
            <text:p>8.252</text:p>
          </table:table-cell>
          <table:table-cell office:value-type="float" office:value="33944" table:style-name="ce51">
            <text:p>33.944</text:p>
          </table:table-cell>
          <table:table-cell office:value-type="float" office:value="4.6007047980482518" table:formula="of:=[.E113]/[.C113]" table:style-name="ce52">
            <text:p>4,60</text:p>
          </table:table-cell>
          <table:table-cell office:value-type="float" office:value="4.1134270479883668" table:formula="of:=[.E113]/[.D113]" table:style-name="ce52">
            <text:p>4,11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Kufstein</text:p>
          </table:table-cell>
          <table:table-cell office:value-type="float" office:value="9380" table:style-name="ce51">
            <text:p>9.380</text:p>
          </table:table-cell>
          <table:table-cell office:value-type="float" office:value="10712" table:style-name="ce51">
            <text:p>10.712</text:p>
          </table:table-cell>
          <table:table-cell office:value-type="float" office:value="61046" table:style-name="ce51">
            <text:p>61.046</text:p>
          </table:table-cell>
          <table:table-cell office:value-type="float" office:value="6.5081023454157778" table:formula="of:=[.E114]/[.C114]" table:style-name="ce52">
            <text:p>6,51</text:p>
          </table:table-cell>
          <table:table-cell office:value-type="float" office:value="5.6988424197162058" table:formula="of:=[.E114]/[.D114]" table:style-name="ce52">
            <text:p>5,70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Landeck</text:p>
          </table:table-cell>
          <table:table-cell office:value-type="float" office:value="4014" table:style-name="ce51">
            <text:p>4.014</text:p>
          </table:table-cell>
          <table:table-cell office:value-type="float" office:value="4605" table:style-name="ce51">
            <text:p>4.605</text:p>
          </table:table-cell>
          <table:table-cell office:value-type="float" office:value="20348" table:style-name="ce51">
            <text:p>20.348</text:p>
          </table:table-cell>
          <table:table-cell office:value-type="float" office:value="5.0692575984055805" table:formula="of:=[.E115]/[.C115]" table:style-name="ce52">
            <text:p>5,07</text:p>
          </table:table-cell>
          <table:table-cell office:value-type="float" office:value="4.4186753528773073" table:formula="of:=[.E115]/[.D115]" table:style-name="ce52">
            <text:p>4,42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Lienz</text:p>
          </table:table-cell>
          <table:table-cell office:value-type="float" office:value="4344" table:style-name="ce51">
            <text:p>4.344</text:p>
          </table:table-cell>
          <table:table-cell office:value-type="float" office:value="5004" table:style-name="ce51">
            <text:p>5.004</text:p>
          </table:table-cell>
          <table:table-cell office:value-type="float" office:value="24780" table:style-name="ce51">
            <text:p>24.780</text:p>
          </table:table-cell>
          <table:table-cell office:value-type="float" office:value="5.7044198895027627" table:formula="of:=[.E116]/[.C116]" table:style-name="ce52">
            <text:p>5,70</text:p>
          </table:table-cell>
          <table:table-cell office:value-type="float" office:value="4.9520383693045567" table:formula="of:=[.E116]/[.D116]" table:style-name="ce52">
            <text:p>4,95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Reutte</text:p>
          </table:table-cell>
          <table:table-cell office:value-type="float" office:value="2994" table:style-name="ce51">
            <text:p>2.994</text:p>
          </table:table-cell>
          <table:table-cell office:value-type="float" office:value="3413" table:style-name="ce51">
            <text:p>3.413</text:p>
          </table:table-cell>
          <table:table-cell office:value-type="float" office:value="17419" table:style-name="ce51">
            <text:p>17.419</text:p>
          </table:table-cell>
          <table:table-cell office:value-type="float" office:value="5.8179692718770877" table:formula="of:=[.E117]/[.C117]" table:style-name="ce52">
            <text:p>5,82</text:p>
          </table:table-cell>
          <table:table-cell office:value-type="float" office:value="5.1037210665104018" table:formula="of:=[.E117]/[.D117]" table:style-name="ce52">
            <text:p>5,10</text:p>
          </table:table-cell>
          <table:table-cell table:number-columns-repeated="16377"/>
        </table:table-row>
        <table:table-row table:style-name="ro2">
          <table:table-cell office:value-type="string" table:style-name="ce50">
            <text:p>Tirol</text:p>
          </table:table-cell>
          <table:table-cell office:value-type="string" table:style-name="ce50">
            <text:p>Schwaz</text:p>
          </table:table-cell>
          <table:table-cell office:value-type="float" office:value="7477" table:style-name="ce51">
            <text:p>7.477</text:p>
          </table:table-cell>
          <table:table-cell office:value-type="float" office:value="8639" table:style-name="ce51">
            <text:p>8.639</text:p>
          </table:table-cell>
          <table:table-cell office:value-type="float" office:value="45016" table:style-name="ce51">
            <text:p>45.016</text:p>
          </table:table-cell>
          <table:table-cell office:value-type="float" office:value="6.0205964959208238" table:formula="of:=[.E118]/[.C118]" table:style-name="ce52">
            <text:p>6,02</text:p>
          </table:table-cell>
          <table:table-cell office:value-type="float" office:value="5.2107882856812129" table:formula="of:=[.E118]/[.D118]" table:style-name="ce52">
            <text:p>5,21</text:p>
          </table:table-cell>
          <table:table-cell table:number-columns-repeated="16377"/>
        </table:table-row>
        <table:table-row table:style-name="ro2">
          <table:table-cell office:value-type="string" table:style-name="ce47">
            <text:p>Tirol</text:p>
          </table:table-cell>
          <table:table-cell office:value-type="string" table:style-name="ce47">
            <text:p>Tirol (total)</text:p>
          </table:table-cell>
          <table:table-cell office:value-type="float" office:value="66672" table:formula="of:=SUM([.C110:.C118])" table:style-name="ce48">
            <text:p>66.672</text:p>
          </table:table-cell>
          <table:table-cell office:value-type="float" office:value="76895" table:formula="of:=SUM([.D110:.D118])" table:style-name="ce48">
            <text:p>76.895</text:p>
          </table:table-cell>
          <table:table-cell office:value-type="float" office:value="419293" table:formula="of:=SUM([.E110:.E118])" table:style-name="ce48">
            <text:p>419.293</text:p>
          </table:table-cell>
          <table:table-cell office:value-type="float" office:value="6.2888918886489078" table:formula="of:=[.E119]/[.C119]" table:style-name="ce49">
            <text:p>6,29</text:p>
          </table:table-cell>
          <table:table-cell office:value-type="float" office:value="5.4527992717341833" table:formula="of:=[.E119]/[.D119]" table:style-name="ce49">
            <text:p>5,45</text:p>
          </table:table-cell>
          <table:table-cell table:number-columns-repeated="16377"/>
        </table:table-row>
        <table:table-row table:style-name="ro2">
          <table:table-cell office:value-type="string" table:style-name="ce53">
            <text:p>Vorarlberg</text:p>
          </table:table-cell>
          <table:table-cell office:value-type="string" table:style-name="ce53">
            <text:p>Bludenz</text:p>
          </table:table-cell>
          <table:table-cell office:value-type="float" office:value="4911" table:style-name="ce54">
            <text:p>4.911</text:p>
          </table:table-cell>
          <table:table-cell office:value-type="float" office:value="5663" table:style-name="ce54">
            <text:p>5.663</text:p>
          </table:table-cell>
          <table:table-cell office:value-type="float" office:value="32771" table:style-name="ce54">
            <text:p>32.771</text:p>
          </table:table-cell>
          <table:table-cell office:value-type="float" office:value="6.6729790266748115" table:formula="of:=[.E120]/[.C120]" table:style-name="ce55">
            <text:p>6,67</text:p>
          </table:table-cell>
          <table:table-cell office:value-type="float" office:value="5.7868620872329153" table:formula="of:=[.E120]/[.D120]" table:style-name="ce55">
            <text:p>5,79</text:p>
          </table:table-cell>
          <table:table-cell table:number-columns-repeated="16377"/>
        </table:table-row>
        <table:table-row table:style-name="ro2">
          <table:table-cell office:value-type="string" table:style-name="ce53">
            <text:p>Vorarlberg</text:p>
          </table:table-cell>
          <table:table-cell office:value-type="string" table:style-name="ce53">
            <text:p>Bregenz</text:p>
          </table:table-cell>
          <table:table-cell office:value-type="float" office:value="10907" table:style-name="ce54">
            <text:p>10.907</text:p>
          </table:table-cell>
          <table:table-cell office:value-type="float" office:value="12247" table:style-name="ce54">
            <text:p>12.247</text:p>
          </table:table-cell>
          <table:table-cell office:value-type="float" office:value="72085" table:style-name="ce54">
            <text:p>72.085</text:p>
          </table:table-cell>
          <table:table-cell office:value-type="float" office:value="6.6090584028605486" table:formula="of:=[.E121]/[.C121]" table:style-name="ce55">
            <text:p>6,61</text:p>
          </table:table-cell>
          <table:table-cell office:value-type="float" office:value="5.8859312484690127" table:formula="of:=[.E121]/[.D121]" table:style-name="ce55">
            <text:p>5,89</text:p>
          </table:table-cell>
          <table:table-cell table:number-columns-repeated="16377"/>
        </table:table-row>
        <table:table-row table:style-name="ro2">
          <table:table-cell office:value-type="string" table:style-name="ce53">
            <text:p>Vorarlberg</text:p>
          </table:table-cell>
          <table:table-cell office:value-type="string" table:style-name="ce53">
            <text:p>Dornbirn</text:p>
          </table:table-cell>
          <table:table-cell office:value-type="float" office:value="6601" table:style-name="ce54">
            <text:p>6.601</text:p>
          </table:table-cell>
          <table:table-cell office:value-type="float" office:value="7644" table:style-name="ce54">
            <text:p>7.644</text:p>
          </table:table-cell>
          <table:table-cell office:value-type="float" office:value="50686" table:style-name="ce54">
            <text:p>50.686</text:p>
          </table:table-cell>
          <table:table-cell office:value-type="float" office:value="7.6785335555218905" table:formula="of:=[.E122]/[.C122]" table:style-name="ce55">
            <text:p>7,68</text:p>
          </table:table-cell>
          <table:table-cell office:value-type="float" office:value="6.630821559392988" table:formula="of:=[.E122]/[.D122]" table:style-name="ce55">
            <text:p>6,63</text:p>
          </table:table-cell>
          <table:table-cell table:number-columns-repeated="16377"/>
        </table:table-row>
        <table:table-row table:style-name="ro2">
          <table:table-cell office:value-type="string" table:style-name="ce53">
            <text:p>Vorarlberg</text:p>
          </table:table-cell>
          <table:table-cell office:value-type="string" table:style-name="ce53">
            <text:p>Feldkirch</text:p>
          </table:table-cell>
          <table:table-cell office:value-type="float" office:value="7160" table:style-name="ce54">
            <text:p>7.160</text:p>
          </table:table-cell>
          <table:table-cell office:value-type="float" office:value="8214" table:style-name="ce54">
            <text:p>8.214</text:p>
          </table:table-cell>
          <table:table-cell office:value-type="float" office:value="52569" table:style-name="ce54">
            <text:p>52.569</text:p>
          </table:table-cell>
          <table:table-cell office:value-type="float" office:value="7.3420391061452515" table:formula="of:=[.E123]/[.C123]" table:style-name="ce55">
            <text:p>7,34</text:p>
          </table:table-cell>
          <table:table-cell office:value-type="float" office:value="6.3999269539810077" table:formula="of:=[.E123]/[.D123]" table:style-name="ce55">
            <text:p>6,40</text:p>
          </table:table-cell>
          <table:table-cell table:number-columns-repeated="16377"/>
        </table:table-row>
        <table:table-row table:style-name="ro2">
          <table:table-cell office:value-type="string" table:style-name="ce56">
            <text:p>Vorarlberg</text:p>
          </table:table-cell>
          <table:table-cell office:value-type="string" table:style-name="ce56">
            <text:p>Vorarlberg (total)</text:p>
          </table:table-cell>
          <table:table-cell office:value-type="float" office:value="29579" table:formula="of:=SUM([.C120:.C123])" table:style-name="ce57">
            <text:p>29.579</text:p>
          </table:table-cell>
          <table:table-cell office:value-type="float" office:value="33768" table:formula="of:=SUM([.D120:.D123])" table:style-name="ce57">
            <text:p>33.768</text:p>
          </table:table-cell>
          <table:table-cell office:value-type="float" office:value="208111" table:formula="of:=SUM([.E120:.E123])" table:style-name="ce57">
            <text:p>208.111</text:p>
          </table:table-cell>
          <table:table-cell office:value-type="float" office:value="7.035768619628791" table:formula="of:=[.E124]/[.C124]" table:style-name="ce58">
            <text:p>7,04</text:p>
          </table:table-cell>
          <table:table-cell office:value-type="float" office:value="6.1629649372186686" table:formula="of:=[.E124]/[.D124]" table:style-name="ce58">
            <text:p>6,16</text:p>
          </table:table-cell>
          <table:table-cell table:number-columns-repeated="16377"/>
        </table:table-row>
        <table:table-row table:number-rows-repeated="1048452" table:style-name="ro2">
          <table:table-cell table:number-columns-repeated="16384"/>
        </table:table-row>
      </table:table>
      <table:table table:name="Tabelle1" table:style-name="ta1">
        <table:table-column table:style-name="co8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WorkerInCompaniesVienna.A2:WorkerInCompaniesVienna.F25" table:name="WorkerInCompaniesVienna" table:display-filter-buttons="true" table:on-update-keep-size="false" table:on-update-keep-styles="true" table:refresh-delay="false">
          <table:database-source-sql table:database-name="Provider=Microsoft.Mashup.OleDb.1;Data Source=$Workbook$;Location=WorkerInCompaniesVienna;Extended Properties=&quot;&quot;" table:sql-statement="SELECT * FROM [WorkerInCompaniesVienna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rebuchet MS" svg:font-family="&quot;Trebuchet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Heinrich Elsigan</meta:initial-creator>
    <dc:creator>Heinrich Elsigan</dc:creator>
    <meta:creation-date>2025-08-06T20:46:33Z</meta:creation-date>
    <dc:date>2025-08-06T22:19:29Z</dc:date>
  </office:meta>
</office:document-meta>
</file>